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5425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0.9409in"/>
    </style:style>
    <style:style style:name="co15" style:family="table-column">
      <style:table-column-properties fo:break-before="auto" style:column-width="0.9083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Q9"/>
      <style:map style:condition="cell-content()&lt;=INDIRECT(ADDRESS(ROW();24))" style:apply-style-name="OutlierLow" style:base-cell-address="Sheet1.Q9"/>
      <style:map style:condition="cell-content()&gt;=INDIRECT(ADDRESS(ROW();25))" style:apply-style-name="OutlierHigh" style:base-cell-address="Sheet1.Q9"/>
    </style:style>
    <style:style style:name="ce2" style:family="table-cell" style:parent-style-name="Default">
      <style:map style:condition="cell-content()=0" style:apply-style-name="Default" style:base-cell-address="Sheet1.O429"/>
      <style:map style:condition="cell-content()&lt;=INDIRECT(ADDRESS(ROW();22))" style:apply-style-name="OutlierLow" style:base-cell-address="Sheet1.O429"/>
      <style:map style:condition="cell-content()&gt;=INDIRECT(ADDRESS(ROW();23))" style:apply-style-name="OutlierHigh" style:base-cell-address="Sheet1.O42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>
            <text:p>base stats</text:p>
          </table:table-cell>
          <table:table-cell table:style-name="Default" office:value-type="string">
            <text:p>AOE Tower</text:p>
          </table:table-cell>
          <table:table-cell table:style-name="Default" office:value-type="string">
            <text:p>Basic Tower</text:p>
          </table:table-cell>
          <table:table-cell table:style-name="Default" office:value-type="string">
            <text:p>Challenger Tower</text:p>
          </table:table-cell>
          <table:table-cell table:style-name="Default" office:value-type="string">
            <text:p>Explosive Tower</text:p>
          </table:table-cell>
          <table:table-cell table:style-name="Default" office:value-type="string">
            <text:p>Fast Tower</text:p>
          </table:table-cell>
          <table:table-cell table:style-name="Default" office:value-type="string">
            <text:p>Heavy Tower</text:p>
          </table:table-cell>
          <table:table-cell table:style-name="Default" office:value-type="string">
            <text:p>Improvised Tower</text:p>
          </table:table-cell>
          <table:table-cell table:style-name="Default" office:value-type="string">
            <text:p>Mouse Tower</text:p>
          </table:table-cell>
          <table:table-cell table:style-name="Default" office:value-type="string">
            <text:p>Orthogonal Tower</text:p>
          </table:table-cell>
          <table:table-cell table:style-name="Default" office:value-type="string">
            <text:p>Overcharge Tower</text:p>
          </table:table-cell>
          <table:table-cell table:style-name="Default" office:value-type="string">
            <text:p>Ping Tower</text:p>
          </table:table-cell>
          <table:table-cell table:style-name="Default" office:value-type="string">
            <text:p>Plague Tower</text:p>
          </table:table-cell>
          <table:table-cell table:style-name="Default" office:value-type="string">
            <text:p>Resonant Tower</text:p>
          </table:table-cell>
          <table:table-cell table:style-name="Default" office:value-type="string">
            <text:p>Shredder Tower</text:p>
          </table:table-cell>
          <table:table-cell office:value-type="string">
            <text:p>Sniper Tower</text:p>
          </table:table-cell>
          <table:table-cell office:value-type="string">
            <text:p>Giant Sniper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</table:table-row>
        <table:table-row table:style-name="ro1">
          <table:table-cell office:value-type="string">
            <text:p>damage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00">
            <text:p>30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300">
            <text:p>300</text:p>
          </table:table-cell>
          <table:table-cell table:formula="of:=AVERAGE(INDIRECT(ADDRESS(ROW();2)):INDIRECT(ADDRESS(ROW();COLUMN()-5)))" office:value-type="float" office:value="62.59375">
            <text:p>62.59375</text:p>
          </table:table-cell>
          <table:table-cell table:formula="of:=STDEV(INDIRECT(ADDRESS(ROW();2)):INDIRECT(ADDRESS(ROW();COLUMN()-6)))" office:value-type="float" office:value="98.4217487397984">
            <text:p>98.4217487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5.25">
            <text:p>-225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1.125">
            <text:p>311.125</text:p>
          </table:table-cell>
        </table:table-row>
        <table:table-row table:style-name="ro1">
          <table:table-cell office:value-type="string">
            <text:p>rechar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1"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">
            <text:p>0.1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1.990625">
            <text:p>1.990625</text:p>
          </table:table-cell>
          <table:table-cell table:formula="of:=STDEV(INDIRECT(ADDRESS(ROW();2)):INDIRECT(ADDRESS(ROW();COLUMN()-6)))" office:value-type="float" office:value="2.32165305691153">
            <text:p>2.3216530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">
            <text:p>-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75">
            <text:p>6.9375</text:p>
          </table:table-cell>
        </table:table-row>
        <table:table-row table:style-name="ro1">
          <table:table-cell office:value-type="string">
            <text:p>DPS_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25.9635">
            <text:p>25.9635</text:p>
          </table:table-cell>
          <table:table-cell table:formula="of:=STDEV(INDIRECT(ADDRESS(ROW();2)):INDIRECT(ADDRESS(ROW();COLUMN()-6)))" office:value-type="float" office:value="23.9337097862687">
            <text:p>23.93370978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24925">
            <text:p>-66.24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749">
            <text:p>108.749</text:p>
          </table:table-cell>
        </table:table-row>
        <table:table-row table:style-name="ro1">
          <table:table-cell office:value-type="string">
            <text:p>DPS_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7.2135">
            <text:p>37.2135</text:p>
          </table:table-cell>
          <table:table-cell table:formula="of:=STDEV(INDIRECT(ADDRESS(ROW();2)):INDIRECT(ADDRESS(ROW();COLUMN()-6)))" office:value-type="float" office:value="28.3672075490933">
            <text:p>28.36720754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5">
            <text:p>-47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0">
            <text:p>110</text:p>
          </table:table-cell>
        </table:table-row>
        <table:table-row table:style-name="ro1">
          <table:table-cell office:value-type="string">
            <text:p>DPS_10_range</text:p>
          </table:table-cell>
          <table:table-cell table:style-name="ce1" office:value-type="float" office:value="5368709000">
            <text:p>53687090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6442451000">
            <text:p>644245100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3221225000">
            <text:p>32212250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939524087.2135">
            <text:p>939524087.2135</text:p>
          </table:table-cell>
          <table:table-cell table:formula="of:=STDEV(INDIRECT(ADDRESS(ROW();2)):INDIRECT(ADDRESS(ROW();COLUMN()-6)))" office:value-type="float" office:value="2106833541.08224">
            <text:p>2106833541.08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5">
            <text:p>-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0">
            <text:p>160</text:p>
          </table:table-cell>
        </table:table-row>
        <table:table-row table:style-name="ro1">
          <table:table-cell office:value-type="string">
            <text:p>DPS_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149.7135">
            <text:p>149.7135</text:p>
          </table:table-cell>
          <table:table-cell table:formula="of:=STDEV(INDIRECT(ADDRESS(ROW();2)):INDIRECT(ADDRESS(ROW();COLUMN()-6)))" office:value-type="float" office:value="278.160849984561">
            <text:p>278.16084998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5">
            <text:p>-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0">
            <text:p>160</text:p>
          </table:table-cell>
        </table:table-row>
        <table:table-row table:style-name="ro1">
          <table:table-cell office:value-type="string">
            <text:p>range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5">
            <text:p>2.5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999">
            <text:p>999</text:p>
          </table:table-cell>
          <table:table-cell/>
          <table:table-cell table:formula="of:=MEDIAN(INDIRECT(ADDRESS(ROW();2)):INDIRECT(ADDRESS(ROW();COLUMN()-2)))" office:value-type="float" office:value="2.25">
            <text:p>2.2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999">
            <text:p>999</text:p>
          </table:table-cell>
          <table:table-cell table:formula="of:=AVERAGE(INDIRECT(ADDRESS(ROW();2)):INDIRECT(ADDRESS(ROW();COLUMN()-5)))" office:value-type="float" office:value="126.8125">
            <text:p>126.8125</text:p>
          </table:table-cell>
          <table:table-cell table:formula="of:=STDEV(INDIRECT(ADDRESS(ROW();2)):INDIRECT(ADDRESS(ROW();COLUMN()-6)))" office:value-type="float" office:value="340.467662438985">
            <text:p>340.467662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</table:table-row>
        <table:table-row table:style-name="ro1">
          <table:table-cell office:value-type="string">
            <text:p>lifespan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875">
            <text:p>3.875</text:p>
          </table:table-cell>
          <table:table-cell table:formula="of:=STDEV(INDIRECT(ADDRESS(ROW();2)):INDIRECT(ADDRESS(ROW();COLUMN()-6)))" office:value-type="float" office:value="1.1474609652039">
            <text:p>1.14746096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.556">
            <text:p>15.556</text:p>
          </table:table-cell>
          <table:table-cell office:value-type="float" office:value="10">
            <text:p>10</text:p>
          </table:table-cell>
          <table:table-cell office:value-type="float" office:value="13.125">
            <text:p>13.125</text:p>
          </table:table-cell>
          <table:table-cell office:value-type="float" office:value="16">
            <text:p>16</text:p>
          </table:table-cell>
          <table:table-cell office:value-type="float" office:value="12.632">
            <text:p>12.6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6.667">
            <text:p>6.667</text:p>
          </table:table-cell>
          <table:table-cell office:value-type="float" office:value="10">
            <text:p>10</text:p>
          </table:table-cell>
          <table:table-cell office:value-type="float" office:value="1.667">
            <text:p>1.667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667">
            <text:p>1.667</text:p>
          </table:table-cell>
          <table:table-cell table:formula="of:=MAX(INDIRECT(ADDRESS(ROW();2)):INDIRECT(ADDRESS(ROW();COLUMN()-4)))" office:value-type="float" office:value="16">
            <text:p>16</text:p>
          </table:table-cell>
          <table:table-cell table:formula="of:=AVERAGE(INDIRECT(ADDRESS(ROW();2)):INDIRECT(ADDRESS(ROW();COLUMN()-5)))" office:value-type="float" office:value="10.2020714285714">
            <text:p>10.2020714286</text:p>
          </table:table-cell>
          <table:table-cell table:formula="of:=STDEV(INDIRECT(ADDRESS(ROW();2)):INDIRECT(ADDRESS(ROW();COLUMN()-6)))" office:value-type="float" office:value="3.63575647539156">
            <text:p>3.63575647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6">
            <text:p>-2.1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865">
            <text:p>22.986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31.25">
            <text:p>131.25</text:p>
          </table:table-cell>
          <table:table-cell office:value-type="float" office:value="160">
            <text:p>16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102.019571428571">
            <text:p>102.0195714286</text:p>
          </table:table-cell>
          <table:table-cell table:formula="of:=STDEV(INDIRECT(ADDRESS(ROW();2)):INDIRECT(ADDRESS(ROW();COLUMN()-6)))" office:value-type="float" office:value="36.3577576437151">
            <text:p>36.35775764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57">
            <text:p>-21.25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.8575">
            <text:p>229.85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442451000">
            <text:p>6442451000</text:p>
          </table:table-cell>
          <table:table-cell office:value-type="float" office:value="5368709000">
            <text:p>5368709000</text:p>
          </table:table-cell>
          <table:table-cell office:value-type="float" office:value="5905580000">
            <text:p>5905580000</text:p>
          </table:table-cell>
          <table:table-cell office:value-type="float" office:value="7516193000">
            <text:p>7516193000</text:p>
          </table:table-cell>
          <table:table-cell office:value-type="float" office:value="5905580000">
            <text:p>5905580000</text:p>
          </table:table-cell>
          <table:table-cell table:number-columns-repeated="4" office:value-type="float" office:value="5368709000">
            <text:p>5368709000</text:p>
          </table:table-cell>
          <table:table-cell office:value-type="float" office:value="4831838000">
            <text:p>4831838000</text:p>
          </table:table-cell>
          <table:table-cell table:number-columns-repeated="2" office:value-type="float" office:value="5368709000">
            <text:p>5368709000</text:p>
          </table:table-cell>
          <table:table-cell office:value-type="float" office:value="7516193000">
            <text:p>7516193000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5368709000">
            <text:p>5368709000</text:p>
          </table:table-cell>
          <table:table-cell table:formula="of:=MIN(INDIRECT(ADDRESS(ROW();2)):INDIRECT(ADDRESS(ROW();COLUMN()-3)))" office:value-type="float" office:value="4831838000">
            <text:p>4831838000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867232071.42857">
            <text:p>5867232071.42857</text:p>
          </table:table-cell>
          <table:table-cell table:formula="of:=STDEV(INDIRECT(ADDRESS(ROW();2)):INDIRECT(ADDRESS(ROW();COLUMN()-6)))" office:value-type="float" office:value="828091257.471567">
            <text:p>828091257.4715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550136250">
            <text:p>255013625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126806000">
            <text:p>9126806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5.556">
            <text:p>1555.556</text:p>
          </table:table-cell>
          <table:table-cell office:value-type="float" office:value="1000">
            <text:p>1000</text:p>
          </table:table-cell>
          <table:table-cell office:value-type="float" office:value="1312.5">
            <text:p>1312.5</text:p>
          </table:table-cell>
          <table:table-cell office:value-type="float" office:value="1600">
            <text:p>1600</text:p>
          </table:table-cell>
          <table:table-cell office:value-type="float" office:value="1263.158">
            <text:p>1263.158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666.667">
            <text:p>666.667</text:p>
          </table:table-cell>
          <table:table-cell office:value-type="float" office:value="1000">
            <text:p>10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166.667">
            <text:p>166.667</text:p>
          </table:table-cell>
          <table:table-cell table:formula="of:=MAX(INDIRECT(ADDRESS(ROW();2)):INDIRECT(ADDRESS(ROW();COLUMN()-4)))" office:value-type="float" office:value="1600">
            <text:p>1600</text:p>
          </table:table-cell>
          <table:table-cell table:formula="of:=AVERAGE(INDIRECT(ADDRESS(ROW();2)):INDIRECT(ADDRESS(ROW();COLUMN()-5)))" office:value-type="float" office:value="1020.195">
            <text:p>1020.195</text:p>
          </table:table-cell>
          <table:table-cell table:formula="of:=STDEV(INDIRECT(ADDRESS(ROW();2)):INDIRECT(ADDRESS(ROW();COLUMN()-6)))" office:value-type="float" office:value="363.577701213076">
            <text:p>363.57770121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2.5595">
            <text:p>-212.55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8.5645">
            <text:p>2298.56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4.198">
            <text:p>24.198</text:p>
          </table:table-cell>
          <table:table-cell office:value-type="float" office:value="10">
            <text:p>10</text:p>
          </table:table-cell>
          <table:table-cell office:value-type="float" office:value="17.188">
            <text:p>17.188</text:p>
          </table:table-cell>
          <table:table-cell office:value-type="float" office:value="26.667">
            <text:p>26.667</text:p>
          </table:table-cell>
          <table:table-cell office:value-type="float" office:value="15.956">
            <text:p>15.956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4.444">
            <text:p>4.444</text:p>
          </table:table-cell>
          <table:table-cell office:value-type="float" office:value="10">
            <text:p>10</text:p>
          </table:table-cell>
          <table:table-cell office:value-type="float" office:value="0.278">
            <text:p>0.278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278">
            <text:p>0.278</text:p>
          </table:table-cell>
          <table:table-cell table:formula="of:=MAX(INDIRECT(ADDRESS(ROW();2)):INDIRECT(ADDRESS(ROW();COLUMN()-4)))" office:value-type="float" office:value="26.667">
            <text:p>26.667</text:p>
          </table:table-cell>
          <table:table-cell table:formula="of:=AVERAGE(INDIRECT(ADDRESS(ROW();2)):INDIRECT(ADDRESS(ROW();COLUMN()-5)))" office:value-type="float" office:value="11.8152142857143">
            <text:p>11.8152142857</text:p>
          </table:table-cell>
          <table:table-cell table:formula="of:=STDEV(INDIRECT(ADDRESS(ROW();2)):INDIRECT(ADDRESS(ROW();COLUMN()-6)))" office:value-type="float" office:value="7.15995743625694">
            <text:p>7.15995743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43">
            <text:p>-10.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0585">
            <text:p>34.0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41.975">
            <text:p>241.975</text:p>
          </table:table-cell>
          <table:table-cell office:value-type="float" office:value="100">
            <text:p>100</text:p>
          </table:table-cell>
          <table:table-cell office:value-type="float" office:value="171.875">
            <text:p>171.875</text:p>
          </table:table-cell>
          <table:table-cell office:value-type="float" office:value="266.667">
            <text:p>266.667</text:p>
          </table:table-cell>
          <table:table-cell office:value-type="float" office:value="159.557">
            <text:p>159.55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44.444">
            <text:p>44.444</text:p>
          </table:table-cell>
          <table:table-cell office:value-type="float" office:value="100">
            <text:p>100</text:p>
          </table:table-cell>
          <table:table-cell office:value-type="float" office:value="2.778">
            <text:p>2.778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.778">
            <text:p>2.77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18.151">
            <text:p>118.151</text:p>
          </table:table-cell>
          <table:table-cell table:formula="of:=STDEV(INDIRECT(ADDRESS(ROW();2)):INDIRECT(ADDRESS(ROW();COLUMN()-6)))" office:value-type="float" office:value="71.5980176551966">
            <text:p>71.59801765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.29925">
            <text:p>-104.2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.5805">
            <text:p>340.58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16193000">
            <text:p>7516193000</text:p>
          </table:table-cell>
          <table:table-cell office:value-type="float" office:value="5368709000">
            <text:p>5368709000</text:p>
          </table:table-cell>
          <table:table-cell office:value-type="float" office:value="6442451000">
            <text:p>6442451000</text:p>
          </table:table-cell>
          <table:table-cell office:value-type="float" office:value="9663676000">
            <text:p>9663676000</text:p>
          </table:table-cell>
          <table:table-cell office:value-type="float" office:value="6442451000">
            <text:p>6442451000</text:p>
          </table:table-cell>
          <table:table-cell table:number-columns-repeated="4" office:value-type="float" office:value="5368709000">
            <text:p>5368709000</text:p>
          </table:table-cell>
          <table:table-cell office:value-type="float" office:value="4831838000">
            <text:p>4831838000</text:p>
          </table:table-cell>
          <table:table-cell table:number-columns-repeated="2" office:value-type="float" office:value="5368709000">
            <text:p>5368709000</text:p>
          </table:table-cell>
          <table:table-cell office:value-type="float" office:value="9663676000">
            <text:p>9663676000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5368709000">
            <text:p>5368709000</text:p>
          </table:table-cell>
          <table:table-cell table:formula="of:=MIN(INDIRECT(ADDRESS(ROW();2)):INDIRECT(ADDRESS(ROW();COLUMN()-3)))" office:value-type="float" office:value="4831838000">
            <text:p>4831838000</text:p>
          </table:table-cell>
          <table:table-cell table:formula="of:=MAX(INDIRECT(ADDRESS(ROW();2)):INDIRECT(ADDRESS(ROW();COLUMN()-4)))" office:value-type="float" office:value="9663676000">
            <text:p>9663676000</text:p>
          </table:table-cell>
          <table:table-cell table:formula="of:=AVERAGE(INDIRECT(ADDRESS(ROW();2)):INDIRECT(ADDRESS(ROW();COLUMN()-5)))" office:value-type="float" office:value="6404102928.57143">
            <text:p>6404102928.57143</text:p>
          </table:table-cell>
          <table:table-cell table:formula="of:=STDEV(INDIRECT(ADDRESS(ROW();2)):INDIRECT(ADDRESS(ROW();COLUMN()-6)))" office:value-type="float" office:value="1610120973.38016">
            <text:p>1610120973.38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8436500">
            <text:p>-26843650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884903000">
            <text:p>12884903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419.753">
            <text:p>2419.753</text:p>
          </table:table-cell>
          <table:table-cell office:value-type="float" office:value="1000">
            <text:p>1000</text:p>
          </table:table-cell>
          <table:table-cell office:value-type="float" office:value="1718.75">
            <text:p>1718.75</text:p>
          </table:table-cell>
          <table:table-cell office:value-type="float" office:value="2666.667">
            <text:p>2666.667</text:p>
          </table:table-cell>
          <table:table-cell office:value-type="float" office:value="1595.568">
            <text:p>1595.568</text:p>
          </table:table-cell>
          <table:table-cell office:value-type="float" office:value="1000">
            <text:p>1000</text:p>
          </table:table-cell>
          <table:table-cell office:value-type="float" office:value="640">
            <text:p>640</text:p>
          </table:table-cell>
          <table:table-cell office:value-type="float" office:value="1210">
            <text:p>121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444.444">
            <text:p>444.444</text:p>
          </table:table-cell>
          <table:table-cell office:value-type="float" office:value="1000">
            <text:p>1000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7.778">
            <text:p>27.778</text:p>
          </table:table-cell>
          <table:table-cell table:formula="of:=MAX(INDIRECT(ADDRESS(ROW();2)):INDIRECT(ADDRESS(ROW();COLUMN()-4)))" office:value-type="float" office:value="2666.667">
            <text:p>2666.667</text:p>
          </table:table-cell>
          <table:table-cell table:formula="of:=AVERAGE(INDIRECT(ADDRESS(ROW();2)):INDIRECT(ADDRESS(ROW();COLUMN()-5)))" office:value-type="float" office:value="1181.51014285714">
            <text:p>1181.5101428572</text:p>
          </table:table-cell>
          <table:table-cell table:formula="of:=STDEV(INDIRECT(ADDRESS(ROW();2)):INDIRECT(ADDRESS(ROW();COLUMN()-6)))" office:value-type="float" office:value="715.979861079352">
            <text:p>715.97986107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2.982">
            <text:p>-1042.9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5.7945">
            <text:p>3405.79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98214285714286">
            <text:p>2.9821428571</text:p>
          </table:table-cell>
          <table:table-cell table:formula="of:=STDEV(INDIRECT(ADDRESS(ROW();2)):INDIRECT(ADDRESS(ROW();COLUMN()-6)))" office:value-type="float" office:value="0.749771027318736">
            <text:p>0.74977102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5">
            <text:p>-0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3.5">
            <text:p>3.5</text:p>
          </table:table-cell>
          <table:table-cell office:value-type="float" office:value="1.715">
            <text:p>1.715</text:p>
          </table:table-cell>
          <table:table-cell office:value-type="float" office:value="2">
            <text:p>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456">
            <text:p>3.45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024">
            <text:p>1.024</text:p>
          </table:table-cell>
          <table:table-cell table:formula="of:=MAX(INDIRECT(ADDRESS(ROW();2)):INDIRECT(ADDRESS(ROW();COLUMN()-4)))" office:value-type="float" office:value="54">
            <text:p>54</text:p>
          </table:table-cell>
          <table:table-cell table:formula="of:=AVERAGE(INDIRECT(ADDRESS(ROW();2)):INDIRECT(ADDRESS(ROW();COLUMN()-5)))" office:value-type="float" office:value="5.94707142857143">
            <text:p>5.9470714286</text:p>
          </table:table-cell>
          <table:table-cell table:formula="of:=STDEV(INDIRECT(ADDRESS(ROW();2)):INDIRECT(ADDRESS(ROW();COLUMN()-6)))" office:value-type="float" office:value="13.8543498221499">
            <text:p>13.85434982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26">
            <text:p>-1.4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68">
            <text:p>6.56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7.641">
            <text:p>37.641</text:p>
          </table:table-cell>
          <table:table-cell office:value-type="float" office:value="10">
            <text:p>10</text:p>
          </table:table-cell>
          <table:table-cell office:value-type="float" office:value="22.461">
            <text:p>22.461</text:p>
          </table:table-cell>
          <table:table-cell office:value-type="float" office:value="45.714">
            <text:p>45.714</text:p>
          </table:table-cell>
          <table:table-cell office:value-type="float" office:value="20.155">
            <text:p>20.155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2.963">
            <text:p>2.963</text:p>
          </table:table-cell>
          <table:table-cell office:value-type="float" office:value="10">
            <text:p>10</text:p>
          </table:table-cell>
          <table:table-cell office:value-type="float" office:value="0.046">
            <text:p>0.04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046">
            <text:p>0.046</text:p>
          </table:table-cell>
          <table:table-cell table:formula="of:=MAX(INDIRECT(ADDRESS(ROW();2)):INDIRECT(ADDRESS(ROW();COLUMN()-4)))" office:value-type="float" office:value="45.714">
            <text:p>45.714</text:p>
          </table:table-cell>
          <table:table-cell table:formula="of:=AVERAGE(INDIRECT(ADDRESS(ROW();2)):INDIRECT(ADDRESS(ROW();COLUMN()-5)))" office:value-type="float" office:value="14.6851428571429">
            <text:p>14.6851428571</text:p>
          </table:table-cell>
          <table:table-cell table:formula="of:=STDEV(INDIRECT(ADDRESS(ROW();2)):INDIRECT(ADDRESS(ROW();COLUMN()-6)))" office:value-type="float" office:value="12.9415384940666">
            <text:p>12.94153849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78525">
            <text:p>-20.78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8655">
            <text:p>47.86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76.406">
            <text:p>376.406</text:p>
          </table:table-cell>
          <table:table-cell office:value-type="float" office:value="100">
            <text:p>100</text:p>
          </table:table-cell>
          <table:table-cell office:value-type="float" office:value="224.609">
            <text:p>224.609</text:p>
          </table:table-cell>
          <table:table-cell office:value-type="float" office:value="457.143">
            <text:p>457.143</text:p>
          </table:table-cell>
          <table:table-cell office:value-type="float" office:value="201.545">
            <text:p>201.545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9.63">
            <text:p>29.63</text:p>
          </table:table-cell>
          <table:table-cell office:value-type="float" office:value="100">
            <text:p>100</text:p>
          </table:table-cell>
          <table:table-cell office:value-type="float" office:value="0.463">
            <text:p>0.463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0.463">
            <text:p>0.463</text:p>
          </table:table-cell>
          <table:table-cell table:formula="of:=MAX(INDIRECT(ADDRESS(ROW();2)):INDIRECT(ADDRESS(ROW();COLUMN()-4)))" office:value-type="float" office:value="457.143">
            <text:p>457.143</text:p>
          </table:table-cell>
          <table:table-cell table:formula="of:=AVERAGE(INDIRECT(ADDRESS(ROW();2)):INDIRECT(ADDRESS(ROW();COLUMN()-5)))" office:value-type="float" office:value="146.851">
            <text:p>146.851</text:p>
          </table:table-cell>
          <table:table-cell table:formula="of:=STDEV(INDIRECT(ADDRESS(ROW();2)):INDIRECT(ADDRESS(ROW();COLUMN()-6)))" office:value-type="float" office:value="129.414999953935">
            <text:p>129.41499995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.84725">
            <text:p>-207.84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.6445">
            <text:p>478.6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589935000">
            <text:p>8589935000</text:p>
          </table:table-cell>
          <table:table-cell office:value-type="float" office:value="5368709000">
            <text:p>5368709000</text:p>
          </table:table-cell>
          <table:table-cell office:value-type="float" office:value="6979322000">
            <text:p>6979322000</text:p>
          </table:table-cell>
          <table:table-cell office:value-type="float" office:value="11811160000">
            <text:p>11811160000</text:p>
          </table:table-cell>
          <table:table-cell office:value-type="float" office:value="6979322000">
            <text:p>6979322000</text:p>
          </table:table-cell>
          <table:table-cell table:number-columns-repeated="4" office:value-type="float" office:value="5368709000">
            <text:p>5368709000</text:p>
          </table:table-cell>
          <table:table-cell office:value-type="float" office:value="4831838000">
            <text:p>4831838000</text:p>
          </table:table-cell>
          <table:table-cell table:number-columns-repeated="2" office:value-type="float" office:value="5368709000">
            <text:p>5368709000</text:p>
          </table:table-cell>
          <table:table-cell office:value-type="float" office:value="11811160000">
            <text:p>11811160000</text:p>
          </table:table-cell>
          <table:table-cell office:value-type="float" office:value="8589935000">
            <text:p>8589935000</text:p>
          </table:table-cell>
          <table:table-cell/>
          <table:table-cell table:formula="of:=MEDIAN(INDIRECT(ADDRESS(ROW();2)):INDIRECT(ADDRESS(ROW();COLUMN()-2)))" office:value-type="float" office:value="5368709000">
            <text:p>5368709000</text:p>
          </table:table-cell>
          <table:table-cell table:formula="of:=MIN(INDIRECT(ADDRESS(ROW();2)):INDIRECT(ADDRESS(ROW();COLUMN()-3)))" office:value-type="float" office:value="4831838000">
            <text:p>4831838000</text:p>
          </table:table-cell>
          <table:table-cell table:formula="of:=MAX(INDIRECT(ADDRESS(ROW();2)):INDIRECT(ADDRESS(ROW();COLUMN()-4)))" office:value-type="float" office:value="11811160000">
            <text:p>11811160000</text:p>
          </table:table-cell>
          <table:table-cell table:formula="of:=AVERAGE(INDIRECT(ADDRESS(ROW();2)):INDIRECT(ADDRESS(ROW();COLUMN()-5)))" office:value-type="float" office:value="6940973928.57143">
            <text:p>6940973928.57143</text:p>
          </table:table-cell>
          <table:table-cell table:formula="of:=STDEV(INDIRECT(ADDRESS(ROW();2)):INDIRECT(ADDRESS(ROW();COLUMN()-6)))" office:value-type="float" office:value="2396007649.34751">
            <text:p>2396007649.34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87009250">
            <text:p>-308700925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643000000">
            <text:p>16643000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764.061">
            <text:p>3764.061</text:p>
          </table:table-cell>
          <table:table-cell office:value-type="float" office:value="1000">
            <text:p>1000</text:p>
          </table:table-cell>
          <table:table-cell office:value-type="float" office:value="2246.094">
            <text:p>2246.094</text:p>
          </table:table-cell>
          <table:table-cell office:value-type="float" office:value="4571.429">
            <text:p>4571.429</text:p>
          </table:table-cell>
          <table:table-cell office:value-type="float" office:value="2015.454">
            <text:p>2015.454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331">
            <text:p>1331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296.296">
            <text:p>296.296</text:p>
          </table:table-cell>
          <table:table-cell office:value-type="float" office:value="1000">
            <text:p>1000</text:p>
          </table:table-cell>
          <table:table-cell office:value-type="float" office:value="4.63">
            <text:p>4.63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4.63">
            <text:p>4.63</text:p>
          </table:table-cell>
          <table:table-cell table:formula="of:=MAX(INDIRECT(ADDRESS(ROW();2)):INDIRECT(ADDRESS(ROW();COLUMN()-4)))" office:value-type="float" office:value="4571.429">
            <text:p>4571.429</text:p>
          </table:table-cell>
          <table:table-cell table:formula="of:=AVERAGE(INDIRECT(ADDRESS(ROW();2)):INDIRECT(ADDRESS(ROW();COLUMN()-5)))" office:value-type="float" office:value="1468.51042857143">
            <text:p>1468.5104285714</text:p>
          </table:table-cell>
          <table:table-cell table:formula="of:=STDEV(INDIRECT(ADDRESS(ROW();2)):INDIRECT(ADDRESS(ROW();COLUMN()-6)))" office:value-type="float" office:value="1294.15046785471">
            <text:p>1294.1504678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8.4755">
            <text:p>-2078.47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6.4525">
            <text:p>4786.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5.5">
            <text:p>5.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5.5">
            <text:p>5.5</text:p>
          </table:table-cell>
          <table:table-cell table:formula="of:=AVERAGE(INDIRECT(ADDRESS(ROW();2)):INDIRECT(ADDRESS(ROW();COLUMN()-5)))" office:value-type="float" office:value="3.23214285714286">
            <text:p>3.2321428571</text:p>
          </table:table-cell>
          <table:table-cell table:formula="of:=STDEV(INDIRECT(ADDRESS(ROW();2)):INDIRECT(ADDRESS(ROW();COLUMN()-6)))" office:value-type="float" office:value="1.11572796912998">
            <text:p>1.11572796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375">
            <text:p>-1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75">
            <text:p>7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1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26.6785714285714">
            <text:p>26.6785714286</text:p>
          </table:table-cell>
          <table:table-cell table:formula="of:=STDEV(INDIRECT(ADDRESS(ROW();2)):INDIRECT(ADDRESS(ROW();COLUMN()-6)))" office:value-type="float" office:value="8.34498270002618">
            <text:p>8.34498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8.625">
            <text:p>18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5">
            <text:p>3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2.4">
            <text:p>2.4</text:p>
          </table:table-cell>
          <table:table-cell table:formula="of:=AVERAGE(INDIRECT(ADDRESS(ROW();2)):INDIRECT(ADDRESS(ROW();COLUMN()-5)))" office:value-type="float" office:value="0.961428571428571">
            <text:p>0.9614285714</text:p>
          </table:table-cell>
          <table:table-cell table:formula="of:=STDEV(INDIRECT(ADDRESS(ROW();2)):INDIRECT(ADDRESS(ROW();COLUMN()-6)))" office:value-type="float" office:value="0.442959576951652">
            <text:p>0.442959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8">
            <text:p>0.3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25">
            <text:p>25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0.833">
            <text:p>20.833</text:p>
          </table:table-cell>
          <table:table-cell office:value-type="float" office:value="31.25">
            <text:p>31.25</text:p>
          </table:table-cell>
          <table:table-cell office:value-type="float" office:value="5.208">
            <text:p>5.20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5.208">
            <text:p>5.208</text:p>
          </table:table-cell>
          <table:table-cell table:formula="of:=MAX(INDIRECT(ADDRESS(ROW();2)):INDIRECT(ADDRESS(ROW();COLUMN()-4)))" office:value-type="float" office:value="48.611">
            <text:p>48.611</text:p>
          </table:table-cell>
          <table:table-cell table:formula="of:=AVERAGE(INDIRECT(ADDRESS(ROW();2)):INDIRECT(ADDRESS(ROW();COLUMN()-5)))" office:value-type="float" office:value="31.029">
            <text:p>31.029</text:p>
          </table:table-cell>
          <table:table-cell table:formula="of:=STDEV(INDIRECT(ADDRESS(ROW();2)):INDIRECT(ADDRESS(ROW();COLUMN()-6)))" office:value-type="float" office:value="10.2884221485946">
            <text:p>10.28842214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6675000000001">
            <text:p>-4.36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7955">
            <text:p>68.79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.083">
            <text:p>52.08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3.333">
            <text:p>83.333</text:p>
          </table:table-cell>
          <table:table-cell table:formula="of:=AVERAGE(INDIRECT(ADDRESS(ROW();2)):INDIRECT(ADDRESS(ROW();COLUMN()-5)))" office:value-type="float" office:value="40.6272142857143">
            <text:p>40.6272142857</text:p>
          </table:table-cell>
          <table:table-cell table:formula="of:=STDEV(INDIRECT(ADDRESS(ROW();2)):INDIRECT(ADDRESS(ROW();COLUMN()-6)))" office:value-type="float" office:value="14.7234977668016">
            <text:p>14.72349776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3">
            <text:p>53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92.333">
            <text:p>92.333</text:p>
          </table:table-cell>
          <table:table-cell office:value-type="float" office:value="31.25">
            <text:p>31.25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66.335571">
            <text:p>536870966.335571</text:p>
          </table:table-cell>
          <table:table-cell table:formula="of:=STDEV(INDIRECT(ADDRESS(ROW();2)):INDIRECT(ADDRESS(ROW();COLUMN()-6)))" office:value-type="float" office:value="2008787064.7642">
            <text:p>2008787064.76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0.833">
            <text:p>520.83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520.833">
            <text:p>520.833</text:p>
          </table:table-cell>
          <table:table-cell table:formula="of:=AVERAGE(INDIRECT(ADDRESS(ROW();2)):INDIRECT(ADDRESS(ROW();COLUMN()-5)))" office:value-type="float" office:value="74.1093571428571">
            <text:p>74.1093571429</text:p>
          </table:table-cell>
          <table:table-cell table:formula="of:=STDEV(INDIRECT(ADDRESS(ROW();2)):INDIRECT(ADDRESS(ROW();COLUMN()-6)))" office:value-type="float" office:value="129.374163740802">
            <text:p>129.37416374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2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30.25">
            <text:p>30.2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6.25">
            <text:p>6.2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1.2142857142857">
            <text:p>31.2142857143</text:p>
          </table:table-cell>
          <table:table-cell table:formula="of:=STDEV(INDIRECT(ADDRESS(ROW();2)):INDIRECT(ADDRESS(ROW();COLUMN()-6)))" office:value-type="float" office:value="21.9294886517555">
            <text:p>21.92948865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1.6875">
            <text:p>1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75">
            <text:p>42.7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48">
            <text:p>0.648</text:p>
          </table:table-cell>
          <table:table-cell office:value-type="float" office:value="0.8">
            <text:p>0.8</text:p>
          </table:table-cell>
          <table:table-cell office:value-type="float" office:value="0.512">
            <text:p>0.512</text:p>
          </table:table-cell>
          <table:table-cell office:value-type="float" office:value="1.8">
            <text:p>1.8</text:p>
          </table:table-cell>
          <table:table-cell office:value-type="float" office:value="0.722">
            <text:p>0.722</text:p>
          </table:table-cell>
          <table:table-cell office:value-type="float" office:value="0.8">
            <text:p>0.8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  <table:table-cell office:value-type="float" office:value="0.8">
            <text:p>0.8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7.2">
            <text:p>7.2</text:p>
          </table:table-cell>
          <table:table-cell table:formula="of:=AVERAGE(INDIRECT(ADDRESS(ROW();2)):INDIRECT(ADDRESS(ROW();COLUMN()-5)))" office:value-type="float" office:value="1.35457142857143">
            <text:p>1.3545714286</text:p>
          </table:table-cell>
          <table:table-cell table:formula="of:=STDEV(INDIRECT(ADDRESS(ROW();2)):INDIRECT(ADDRESS(ROW();COLUMN()-6)))" office:value-type="float" office:value="1.71193195921071">
            <text:p>1.71193195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519999999999994">
            <text:p>-0.0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36">
            <text:p>1.9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20">
            <text:p>2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89">
            <text:p>13.889</text:p>
          </table:table-cell>
          <table:table-cell office:value-type="float" office:value="31.25">
            <text:p>31.25</text:p>
          </table:table-cell>
          <table:table-cell office:value-type="float" office:value="0.868">
            <text:p>0.86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868">
            <text:p>0.868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4.8683571428571">
            <text:p>34.8683571429</text:p>
          </table:table-cell>
          <table:table-cell table:formula="of:=STDEV(INDIRECT(ADDRESS(ROW();2)):INDIRECT(ADDRESS(ROW();COLUMN()-6)))" office:value-type="float" office:value="18.8317997122181">
            <text:p>18.831799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59525">
            <text:p>-32.59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4335">
            <text:p>106.433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.681">
            <text:p>8.681</text:p>
          </table:table-cell>
          <table:table-cell/>
          <table:table-cell table:formula="of:=MEDIAN(INDIRECT(ADDRESS(ROW();2)):INDIRECT(ADDRESS(ROW();COLUMN()-2)))" office:value-type="float" office:value="34.5315">
            <text:p>34.5315</text:p>
          </table:table-cell>
          <table:table-cell table:formula="of:=MIN(INDIRECT(ADDRESS(ROW();2)):INDIRECT(ADDRESS(ROW();COLUMN()-3)))" office:value-type="float" office:value="8.681">
            <text:p>8.681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9.8312142857143">
            <text:p>39.8312142857</text:p>
          </table:table-cell>
          <table:table-cell table:formula="of:=STDEV(INDIRECT(ADDRESS(ROW();2)):INDIRECT(ADDRESS(ROW();COLUMN()-6)))" office:value-type="float" office:value="16.6139926529906">
            <text:p>16.6139926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1.048">
            <text:p>-31.04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314">
            <text:p>114.31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3">
            <text:p>43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4.556">
            <text:p>64.556</text:p>
          </table:table-cell>
          <table:table-cell office:value-type="float" office:value="31.25">
            <text:p>31.25</text:p>
          </table:table-cell>
          <table:table-cell office:value-type="float" office:value="8589935000">
            <text:p>8589935000</text:p>
          </table:table-cell>
          <table:table-cell/>
          <table:table-cell table:formula="of:=MEDIAN(INDIRECT(ADDRESS(ROW();2)):INDIRECT(ADDRESS(ROW();COLUMN()-2)))" office:value-type="float" office:value="40.4065">
            <text:p>40.406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589935000">
            <text:p>8589935000</text:p>
          </table:table-cell>
          <table:table-cell table:formula="of:=AVERAGE(INDIRECT(ADDRESS(ROW();2)):INDIRECT(ADDRESS(ROW();COLUMN()-5)))" office:value-type="float" office:value="613566825.782572">
            <text:p>613566825.782572</text:p>
          </table:table-cell>
          <table:table-cell table:formula="of:=STDEV(INDIRECT(ADDRESS(ROW();2)):INDIRECT(ADDRESS(ROW();COLUMN()-6)))" office:value-type="float" office:value="2295756684.51456">
            <text:p>2295756684.514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5515">
            <text:p>-39.5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652">
            <text:p>125.6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6.806">
            <text:p>86.806</text:p>
          </table:table-cell>
          <table:table-cell/>
          <table:table-cell table:formula="of:=MEDIAN(INDIRECT(ADDRESS(ROW();2)):INDIRECT(ADDRESS(ROW();COLUMN()-2)))" office:value-type="float" office:value="38.9065">
            <text:p>38.906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6.806">
            <text:p>86.806</text:p>
          </table:table-cell>
          <table:table-cell table:formula="of:=AVERAGE(INDIRECT(ADDRESS(ROW();2)):INDIRECT(ADDRESS(ROW();COLUMN()-5)))" office:value-type="float" office:value="45.4115714285714">
            <text:p>45.4115714286</text:p>
          </table:table-cell>
          <table:table-cell table:formula="of:=STDEV(INDIRECT(ADDRESS(ROW();2)):INDIRECT(ADDRESS(ROW();COLUMN()-6)))" office:value-type="float" office:value="18.3735826568569">
            <text:p>18.3735826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5515">
            <text:p>-39.5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652">
            <text:p>125.6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3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8.6">
            <text:p>68.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43.2">
            <text:p>43.2</text:p>
          </table:table-cell>
          <table:table-cell table:number-columns-repeated="2" office:value-type="float" office:value="25">
            <text:p>25</text:p>
          </table:table-cell>
          <table:table-cell office:value-type="float" office:value="33.275">
            <text:p>33.27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2.8">
            <text:p>12.8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3.125">
            <text:p>3.125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40.1071428571429">
            <text:p>40.1071428571</text:p>
          </table:table-cell>
          <table:table-cell table:formula="of:=STDEV(INDIRECT(ADDRESS(ROW();2)):INDIRECT(ADDRESS(ROW();COLUMN()-6)))" office:value-type="float" office:value="48.3362585163833">
            <text:p>48.33625851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13125000000001">
            <text:p>4.1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825">
            <text:p>52.82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83">
            <text:p>0.583</text:p>
          </table:table-cell>
          <table:table-cell office:value-type="float" office:value="0.8">
            <text:p>0.8</text:p>
          </table:table-cell>
          <table:table-cell office:value-type="float" office:value="0.41">
            <text:p>0.41</text:p>
          </table:table-cell>
          <table:table-cell office:value-type="float" office:value="2.3">
            <text:p>2.3</text:p>
          </table:table-cell>
          <table:table-cell office:value-type="float" office:value="0.686">
            <text:p>0.686</text:p>
          </table:table-cell>
          <table:table-cell office:value-type="float" office:value="0.8">
            <text:p>0.8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382">
            <text:p>1.382</text:p>
          </table:table-cell>
          <table:table-cell office:value-type="float" office:value="0.8">
            <text:p>0.8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41">
            <text:p>0.41</text:p>
          </table:table-cell>
          <table:table-cell table:formula="of:=MAX(INDIRECT(ADDRESS(ROW();2)):INDIRECT(ADDRESS(ROW();COLUMN()-4)))" office:value-type="float" office:value="21.6">
            <text:p>21.6</text:p>
          </table:table-cell>
          <table:table-cell table:formula="of:=AVERAGE(INDIRECT(ADDRESS(ROW();2)):INDIRECT(ADDRESS(ROW();COLUMN()-5)))" office:value-type="float" office:value="2.44314285714286">
            <text:p>2.4431428571</text:p>
          </table:table-cell>
          <table:table-cell table:formula="of:=STDEV(INDIRECT(ADDRESS(ROW();2)):INDIRECT(ADDRESS(ROW();COLUMN()-6)))" office:value-type="float" office:value="5.53471992005075">
            <text:p>5.53471992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695">
            <text:p>-0.5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626">
            <text:p>2.62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16">
            <text:p>16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9.259">
            <text:p>9.259</text:p>
          </table:table-cell>
          <table:table-cell office:value-type="float" office:value="31.25">
            <text:p>31.25</text:p>
          </table:table-cell>
          <table:table-cell office:value-type="float" office:value="0.145">
            <text:p>0.145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145">
            <text:p>0.145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1.7672857142857">
            <text:p>41.7672857143</text:p>
          </table:table-cell>
          <table:table-cell table:formula="of:=STDEV(INDIRECT(ADDRESS(ROW();2)):INDIRECT(ADDRESS(ROW();COLUMN()-6)))" office:value-type="float" office:value="31.8924901105346">
            <text:p>31.8924901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95325">
            <text:p>-64.95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9.5775">
            <text:p>149.57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.447">
            <text:p>1.447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.447">
            <text:p>1.447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4.9872857142857">
            <text:p>44.9872857143</text:p>
          </table:table-cell>
          <table:table-cell table:formula="of:=STDEV(INDIRECT(ADDRESS(ROW();2)):INDIRECT(ADDRESS(ROW();COLUMN()-6)))" office:value-type="float" office:value="29.5711515122127">
            <text:p>29.5711515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5">
            <text:p>35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46.037">
            <text:p>46.037</text:p>
          </table:table-cell>
          <table:table-cell office:value-type="float" office:value="31.25">
            <text:p>31.25</text:p>
          </table:table-cell>
          <table:table-cell office:value-type="float" office:value="9663676000">
            <text:p>9663676000</text:p>
          </table:table-cell>
          <table:table-cell/>
          <table:table-cell table:formula="of:=MEDIAN(INDIRECT(ADDRESS(ROW();2)):INDIRECT(ADDRESS(ROW();COLUMN()-2)))" office:value-type="float" office:value="38.297">
            <text:p>38.297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9663676000">
            <text:p>9663676000</text:p>
          </table:table-cell>
          <table:table-cell table:formula="of:=AVERAGE(INDIRECT(ADDRESS(ROW();2)):INDIRECT(ADDRESS(ROW();COLUMN()-5)))" office:value-type="float" office:value="690262617.169643">
            <text:p>690262617.169643</text:p>
          </table:table-cell>
          <table:table-cell table:formula="of:=STDEV(INDIRECT(ADDRESS(ROW();2)):INDIRECT(ADDRESS(ROW();COLUMN()-6)))" office:value-type="float" office:value="2582726036.0341">
            <text:p>2582726036.0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6.045">
            <text:p>-76.0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4.31">
            <text:p>174.3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4.468">
            <text:p>14.468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4.468">
            <text:p>14.468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5.9173571428571">
            <text:p>45.9173571429</text:p>
          </table:table-cell>
          <table:table-cell table:formula="of:=STDEV(INDIRECT(ADDRESS(ROW();2)):INDIRECT(ADDRESS(ROW();COLUMN()-6)))" office:value-type="float" office:value="28.2726408703841">
            <text:p>28.2726408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4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6.04">
            <text:p>96.0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51.84">
            <text:p>51.84</text:p>
          </table:table-cell>
          <table:table-cell table:number-columns-repeated="2" office:value-type="float" office:value="25">
            <text:p>25</text:p>
          </table:table-cell>
          <table:table-cell office:value-type="float" office:value="36.603">
            <text:p>36.60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0.24">
            <text:p>10.24</text:p>
          </table:table-cell>
          <table:table-cell office:value-type="float" office:value="25">
            <text:p>25</text:p>
          </table:table-cell>
          <table:table-cell office:value-type="float" office:value="1.563">
            <text:p>1.563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.563">
            <text:p>1.563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56.9847142857143">
            <text:p>56.9847142857</text:p>
          </table:table-cell>
          <table:table-cell table:formula="of:=STDEV(INDIRECT(ADDRESS(ROW();2)):INDIRECT(ADDRESS(ROW();COLUMN()-6)))" office:value-type="float" office:value="101.144903710871">
            <text:p>101.14490371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0675">
            <text:p>-4.10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809">
            <text:p>63.80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25">
            <text:p>0.525</text:p>
          </table:table-cell>
          <table:table-cell office:value-type="float" office:value="0.8">
            <text:p>0.8</text:p>
          </table:table-cell>
          <table:table-cell office:value-type="float" office:value="0.328">
            <text:p>0.328</text:p>
          </table:table-cell>
          <table:table-cell office:value-type="float" office:value="2.8">
            <text:p>2.8</text:p>
          </table:table-cell>
          <table:table-cell office:value-type="float" office:value="0.652">
            <text:p>0.652</text:p>
          </table:table-cell>
          <table:table-cell office:value-type="float" office:value="0.8">
            <text:p>0.8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659">
            <text:p>1.659</text:p>
          </table:table-cell>
          <table:table-cell office:value-type="float" office:value="0.8">
            <text:p>0.8</text:p>
          </table:table-cell>
          <table:table-cell office:value-type="float" office:value="64.8">
            <text:p>64.8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328">
            <text:p>0.328</text:p>
          </table:table-cell>
          <table:table-cell table:formula="of:=MAX(INDIRECT(ADDRESS(ROW();2)):INDIRECT(ADDRESS(ROW();COLUMN()-4)))" office:value-type="float" office:value="64.8">
            <text:p>64.8</text:p>
          </table:table-cell>
          <table:table-cell table:formula="of:=AVERAGE(INDIRECT(ADDRESS(ROW();2)):INDIRECT(ADDRESS(ROW();COLUMN()-5)))" office:value-type="float" office:value="5.59978571428572">
            <text:p>5.5997857143</text:p>
          </table:table-cell>
          <table:table-cell table:formula="of:=STDEV(INDIRECT(ADDRESS(ROW();2)):INDIRECT(ADDRESS(ROW();COLUMN()-6)))" office:value-type="float" office:value="17.0516473428345">
            <text:p>17.05164734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9275">
            <text:p>-1.19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57">
            <text:p>3.45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12.8">
            <text:p>12.8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173">
            <text:p>6.173</text:p>
          </table:table-cell>
          <table:table-cell office:value-type="float" office:value="31.25">
            <text:p>31.25</text:p>
          </table:table-cell>
          <table:table-cell office:value-type="float" office:value="0.024">
            <text:p>0.02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24">
            <text:p>0.024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2.8898571428571">
            <text:p>52.8898571429</text:p>
          </table:table-cell>
          <table:table-cell table:formula="of:=STDEV(INDIRECT(ADDRESS(ROW();2)):INDIRECT(ADDRESS(ROW();COLUMN()-6)))" office:value-type="float" office:value="53.1462547502458">
            <text:p>53.14625475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364">
            <text:p>-105.36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4585">
            <text:p>203.4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0.241">
            <text:p>0.24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241">
            <text:p>0.24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1423571428571">
            <text:p>55.1423571429</text:p>
          </table:table-cell>
          <table:table-cell table:formula="of:=STDEV(INDIRECT(ADDRESS(ROW();2)):INDIRECT(ADDRESS(ROW();COLUMN()-6)))" office:value-type="float" office:value="51.4221878938043">
            <text:p>51.4221878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8.6">
            <text:p>28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3.691">
            <text:p>33.691</text:p>
          </table:table-cell>
          <table:table-cell office:value-type="float" office:value="31.25">
            <text:p>31.25</text:p>
          </table:table-cell>
          <table:table-cell office:value-type="float" office:value="10737420000">
            <text:p>10737420000</text:p>
          </table:table-cell>
          <table:table-cell/>
          <table:table-cell table:formula="of:=MEDIAN(INDIRECT(ADDRESS(ROW();2)):INDIRECT(ADDRESS(ROW();COLUMN()-2)))" office:value-type="float" office:value="32.4705">
            <text:p>32.470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10737420000">
            <text:p>10737420000</text:p>
          </table:table-cell>
          <table:table-cell table:formula="of:=AVERAGE(INDIRECT(ADDRESS(ROW();2)):INDIRECT(ADDRESS(ROW();COLUMN()-5)))" office:value-type="float" office:value="766958627.410857">
            <text:p>766958627.410857</text:p>
          </table:table-cell>
          <table:table-cell table:formula="of:=STDEV(INDIRECT(ADDRESS(ROW();2)):INDIRECT(ADDRESS(ROW();COLUMN()-6)))" office:value-type="float" office:value="2869696188.02249">
            <text:p>2869696188.022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3.795">
            <text:p>-133.7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1.31">
            <text:p>251.3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2.411">
            <text:p>2.41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2.411">
            <text:p>2.41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2973571428571">
            <text:p>55.2973571429</text:p>
          </table:table-cell>
          <table:table-cell table:formula="of:=STDEV(INDIRECT(ADDRESS(ROW();2)):INDIRECT(ADDRESS(ROW();COLUMN()-6)))" office:value-type="float" office:value="51.2469428440628">
            <text:p>51.24694284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97857142857143">
            <text:p>3.9785714286</text:p>
          </table:table-cell>
          <table:table-cell table:formula="of:=STDEV(INDIRECT(ADDRESS(ROW();2)):INDIRECT(ADDRESS(ROW();COLUMN()-6)))" office:value-type="float" office:value="1.48540518762679">
            <text:p>1.48540518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5">
            <text:p>-2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MEDIAN(INDIRECT(ADDRESS(ROW();2)):INDIRECT(ADDRESS(ROW();COLUMN()-2)))" office:value-type="float" office:value="17">
            <text:p>17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4.6428571428571">
            <text:p>14.6428571429</text:p>
          </table:table-cell>
          <table:table-cell table:formula="of:=STDEV(INDIRECT(ADDRESS(ROW();2)):INDIRECT(ADDRESS(ROW();COLUMN()-6)))" office:value-type="float" office:value="4.53375617506556">
            <text:p>4.5337561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5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4.456">
            <text:p>134.45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office:value-type="float" office:value="62.208">
            <text:p>62.208</text:p>
          </table:table-cell>
          <table:table-cell table:number-columns-repeated="2" office:value-type="float" office:value="25">
            <text:p>25</text:p>
          </table:table-cell>
          <table:table-cell office:value-type="float" office:value="40.263">
            <text:p>40.26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8.192">
            <text:p>8.192</text:p>
          </table:table-cell>
          <table:table-cell office:value-type="float" office:value="25">
            <text:p>25</text:p>
          </table:table-cell>
          <table:table-cell office:value-type="float" office:value="0.781">
            <text:p>0.781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0.781">
            <text:p>0.781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89.1714285714286">
            <text:p>89.1714285714</text:p>
          </table:table-cell>
          <table:table-cell table:formula="of:=STDEV(INDIRECT(ADDRESS(ROW();2)):INDIRECT(ADDRESS(ROW();COLUMN()-6)))" office:value-type="float" office:value="207.080756778871">
            <text:p>207.08075677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.09175">
            <text:p>-13.09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89">
            <text:p>75.78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72">
            <text:p>0.472</text:p>
          </table:table-cell>
          <table:table-cell office:value-type="float" office:value="0.8">
            <text:p>0.8</text:p>
          </table:table-cell>
          <table:table-cell office:value-type="float" office:value="0.262">
            <text:p>0.262</text:p>
          </table:table-cell>
          <table:table-cell office:value-type="float" office:value="3.3">
            <text:p>3.3</text:p>
          </table:table-cell>
          <table:table-cell office:value-type="float" office:value="0.619">
            <text:p>0.619</text:p>
          </table:table-cell>
          <table:table-cell office:value-type="float" office:value="0.8">
            <text:p>0.8</text:p>
          </table:table-cell>
          <table:table-cell office:value-type="float" office:value="2.441">
            <text:p>2.44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991">
            <text:p>1.991</text:p>
          </table:table-cell>
          <table:table-cell office:value-type="float" office:value="0.8">
            <text:p>0.8</text:p>
          </table:table-cell>
          <table:table-cell office:value-type="float" office:value="194.4">
            <text:p>194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262">
            <text:p>0.262</text:p>
          </table:table-cell>
          <table:table-cell table:formula="of:=MAX(INDIRECT(ADDRESS(ROW();2)):INDIRECT(ADDRESS(ROW();COLUMN()-4)))" office:value-type="float" office:value="194.4">
            <text:p>194.4</text:p>
          </table:table-cell>
          <table:table-cell table:formula="of:=AVERAGE(INDIRECT(ADDRESS(ROW();2)):INDIRECT(ADDRESS(ROW();COLUMN()-5)))" office:value-type="float" office:value="14.9403571428571">
            <text:p>14.9403571429</text:p>
          </table:table-cell>
          <table:table-cell table:formula="of:=STDEV(INDIRECT(ADDRESS(ROW();2)):INDIRECT(ADDRESS(ROW();COLUMN()-6)))" office:value-type="float" office:value="51.6589866701401">
            <text:p>51.6589866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975">
            <text:p>-1.93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453">
            <text:p>4.45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10.24">
            <text:p>10.24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4.115">
            <text:p>4.115</text:p>
          </table:table-cell>
          <table:table-cell office:value-type="float" office:value="31.25">
            <text:p>31.25</text:p>
          </table:table-cell>
          <table:table-cell office:value-type="float" office:value="0.004">
            <text:p>0.0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04">
            <text:p>0.0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0.6065714285714">
            <text:p>70.6065714286</text:p>
          </table:table-cell>
          <table:table-cell table:formula="of:=STDEV(INDIRECT(ADDRESS(ROW();2)):INDIRECT(ADDRESS(ROW();COLUMN()-6)))" office:value-type="float" office:value="88.3069311773206">
            <text:p>88.30693117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04">
            <text:p>0.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4">
            <text:p>0.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224285714286">
            <text:p>72.2224285714</text:p>
          </table:table-cell>
          <table:table-cell table:formula="of:=STDEV(INDIRECT(ADDRESS(ROW();2)):INDIRECT(ADDRESS(ROW();COLUMN()-6)))" office:value-type="float" office:value="87.1395923718104">
            <text:p>87.13959237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3.48">
            <text:p>23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5.461">
            <text:p>25.461</text:p>
          </table:table-cell>
          <table:table-cell office:value-type="float" office:value="31.25">
            <text:p>31.25</text:p>
          </table:table-cell>
          <table:table-cell office:value-type="float" office:value="11811160000">
            <text:p>11811160000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23.48">
            <text:p>23.48</text:p>
          </table:table-cell>
          <table:table-cell table:formula="of:=MAX(INDIRECT(ADDRESS(ROW();2)):INDIRECT(ADDRESS(ROW();COLUMN()-4)))" office:value-type="float" office:value="11811160000">
            <text:p>11811160000</text:p>
          </table:table-cell>
          <table:table-cell table:formula="of:=AVERAGE(INDIRECT(ADDRESS(ROW();2)):INDIRECT(ADDRESS(ROW();COLUMN()-5)))" office:value-type="float" office:value="843654358.791">
            <text:p>843654358.791</text:p>
          </table:table-cell>
          <table:table-cell table:formula="of:=STDEV(INDIRECT(ADDRESS(ROW();2)):INDIRECT(ADDRESS(ROW();COLUMN()-6)))" office:value-type="float" office:value="3156665268.99343">
            <text:p>3156665268.993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.86275">
            <text:p>-207.86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0.067">
            <text:p>350.06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402">
            <text:p>0.402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402">
            <text:p>0.402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482857142857">
            <text:p>72.2482857143</text:p>
          </table:table-cell>
          <table:table-cell table:formula="of:=STDEV(INDIRECT(ADDRESS(ROW();2)):INDIRECT(ADDRESS(ROW();COLUMN()-6)))" office:value-type="float" office:value="87.116576568349">
            <text:p>87.11657656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4.25">
            <text:p>4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4.22857142857143">
            <text:p>4.2285714286</text:p>
          </table:table-cell>
          <table:table-cell table:formula="of:=STDEV(INDIRECT(ADDRESS(ROW();2)):INDIRECT(ADDRESS(ROW();COLUMN()-6)))" office:value-type="float" office:value="1.85189240899829">
            <text:p>1.8518924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5625">
            <text:p>-3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4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6.7857142857143">
            <text:p>16.7857142857</text:p>
          </table:table-cell>
          <table:table-cell table:formula="of:=STDEV(INDIRECT(ADDRESS(ROW();2)):INDIRECT(ADDRESS(ROW();COLUMN()-6)))" office:value-type="float" office:value="5.40908881034891">
            <text:p>5.40908881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Challenger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67.5">
            <text:p>67.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150">
            <text:p>150</text:p>
          </table:table-cell>
          <table:table-cell table:formula="of:=AVERAGE(INDIRECT(ADDRESS(ROW();2)):INDIRECT(ADDRESS(ROW();COLUMN()-5)))" office:value-type="float" office:value="79.8928571428571">
            <text:p>79.8928571429</text:p>
          </table:table-cell>
          <table:table-cell table:formula="of:=STDEV(INDIRECT(ADDRESS(ROW();2)):INDIRECT(ADDRESS(ROW();COLUMN()-6)))" office:value-type="float" office:value="25.0531577707425">
            <text:p>25.05315777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7.375">
            <text:p>57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5">
            <text:p>9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75">
            <text:p>0.675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1.25">
            <text:p>1.25</text:p>
          </table:table-cell>
          <table:table-cell office:value-type="float" office:value="0.713">
            <text:p>0.713</text:p>
          </table:table-cell>
          <table:table-cell office:value-type="float" office:value="0.75">
            <text:p>0.75</text:p>
          </table:table-cell>
          <table:table-cell office:value-type="float" office:value="0.938">
            <text:p>0.938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/>
          <table:table-cell table:formula="of:=MEDIAN(INDIRECT(ADDRESS(ROW();2)):INDIRECT(ADDRESS(ROW();COLUMN()-2)))" office:value-type="float" office:value="0.75">
            <text:p>0.75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2.25">
            <text:p>2.25</text:p>
          </table:table-cell>
          <table:table-cell table:formula="of:=AVERAGE(INDIRECT(ADDRESS(ROW();2)):INDIRECT(ADDRESS(ROW();COLUMN()-5)))" office:value-type="float" office:value="0.903642857142857">
            <text:p>0.9036428571</text:p>
          </table:table-cell>
          <table:table-cell table:formula="of:=STDEV(INDIRECT(ADDRESS(ROW();2)):INDIRECT(ADDRESS(ROW();COLUMN()-6)))" office:value-type="float" office:value="0.417177071267356">
            <text:p>0.41717707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5625">
            <text:p>0.3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75">
            <text:p>1.27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55.556">
            <text:p>155.556</text:p>
          </table:table-cell>
          <table:table-cell table:formula="of:=AVERAGE(INDIRECT(ADDRESS(ROW();2)):INDIRECT(ADDRESS(ROW();COLUMN()-5)))" office:value-type="float" office:value="98.8350714285714">
            <text:p>98.8350714286</text:p>
          </table:table-cell>
          <table:table-cell table:formula="of:=STDEV(INDIRECT(ADDRESS(ROW();2)):INDIRECT(ADDRESS(ROW();COLUMN()-6)))" office:value-type="float" office:value="32.5306884257933">
            <text:p>32.530688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4599999999999">
            <text:p>-7.0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0.9095">
            <text:p>210.909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29.549357142857">
            <text:p>129.5493571429</text:p>
          </table:table-cell>
          <table:table-cell table:formula="of:=STDEV(INDIRECT(ADDRESS(ROW();2)):INDIRECT(ADDRESS(ROW();COLUMN()-6)))" office:value-type="float" office:value="47.1648415969209">
            <text:p>47.16484159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2.5">
            <text:p>162.5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74.167">
            <text:p>274.167</text:p>
          </table:table-cell>
          <table:table-cell office:value-type="float" office:value="100">
            <text:p>100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189.787429">
            <text:p>460175189.787429</text:p>
          </table:table-cell>
          <table:table-cell table:formula="of:=STDEV(INDIRECT(ADDRESS(ROW();2)):INDIRECT(ADDRESS(ROW();COLUMN()-6)))" office:value-type="float" office:value="1721817421.15392">
            <text:p>1721817421.153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6.667">
            <text:p>16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1666.667">
            <text:p>1666.667</text:p>
          </table:table-cell>
          <table:table-cell table:formula="of:=AVERAGE(INDIRECT(ADDRESS(ROW();2)):INDIRECT(ADDRESS(ROW();COLUMN()-5)))" office:value-type="float" office:value="236.692214285714">
            <text:p>236.6922142857</text:p>
          </table:table-cell>
          <table:table-cell table:formula="of:=STDEV(INDIRECT(ADDRESS(ROW();2)):INDIRECT(ADDRESS(ROW();COLUMN()-6)))" office:value-type="float" office:value="414.130918777213">
            <text:p>414.13091877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9.333">
            <text:p>59.333</text:p>
          </table:table-cell>
          <table:table-cell office:value-type="float" office:value="20">
            <text:p>20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38.642">
            <text:p>383479238.642</text:p>
          </table:table-cell>
          <table:table-cell table:formula="of:=STDEV(INDIRECT(ADDRESS(ROW();2)):INDIRECT(ADDRESS(ROW();COLUMN()-6)))" office:value-type="float" office:value="1434847827.79619">
            <text:p>1434847827.796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7.6">
            <text:p>27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1.556">
            <text:p>41.556</text:p>
          </table:table-cell>
          <table:table-cell office:value-type="float" office:value="20">
            <text:p>20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25.9">
            <text:p>25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097.457214">
            <text:p>460175097.457214</text:p>
          </table:table-cell>
          <table:table-cell table:formula="of:=STDEV(INDIRECT(ADDRESS(ROW();2)):INDIRECT(ADDRESS(ROW();COLUMN()-6)))" office:value-type="float" office:value="1721817447.72838">
            <text:p>1721817447.728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78125">
            <text:p>-35.7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75">
            <text:p>94.3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2.48">
            <text:p>22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9.704">
            <text:p>29.704</text:p>
          </table:table-cell>
          <table:table-cell office:value-type="float" office:value="20">
            <text:p>20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24.55">
            <text:p>24.5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58.548572">
            <text:p>536870958.548572</text:p>
          </table:table-cell>
          <table:table-cell table:formula="of:=STDEV(INDIRECT(ADDRESS(ROW();2)):INDIRECT(ADDRESS(ROW();COLUMN()-6)))" office:value-type="float" office:value="2008787067.00546">
            <text:p>2008787067.005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1.30625">
            <text:p>-51.3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5.075">
            <text:p>115.0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.9">
            <text:p>4.9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85">
            <text:p>3.8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office:value-type="float" office:value="1.75">
            <text:p>1.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75">
            <text:p>1.75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79642857142857">
            <text:p>3.7964285714</text:p>
          </table:table-cell>
          <table:table-cell table:formula="of:=STDEV(INDIRECT(ADDRESS(ROW();2)):INDIRECT(ADDRESS(ROW();COLUMN()-6)))" office:value-type="float" office:value="1.18540228253052">
            <text:p>1.1854022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625">
            <text:p>1.6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95">
            <text:p>5.9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095">
            <text:p>0.095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8">
            <text:p>0.08</text:p>
          </table:table-cell>
          <table:table-cell table:formula="of:=MAX(INDIRECT(ADDRESS(ROW();2)):INDIRECT(ADDRESS(ROW();COLUMN()-4)))" office:value-type="float" office:value="0.6">
            <text:p>0.6</text:p>
          </table:table-cell>
          <table:table-cell table:formula="of:=AVERAGE(INDIRECT(ADDRESS(ROW();2)):INDIRECT(ADDRESS(ROW();COLUMN()-5)))" office:value-type="float" office:value="0.151428571428571">
            <text:p>0.1514285714</text:p>
          </table:table-cell>
          <table:table-cell table:formula="of:=STDEV(INDIRECT(ADDRESS(ROW();2)):INDIRECT(ADDRESS(ROW();COLUMN()-6)))" office:value-type="float" office:value="0.139950933316873">
            <text:p>0.13995093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475">
            <text:p>0.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23.333">
            <text:p>23.333</text:p>
          </table:table-cell>
          <table:table-cell office:value-type="float" office:value="35">
            <text:p>35</text:p>
          </table:table-cell>
          <table:table-cell office:value-type="float" office:value="5.833">
            <text:p>5.833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5.833">
            <text:p>5.833</text:p>
          </table:table-cell>
          <table:table-cell table:formula="of:=MAX(INDIRECT(ADDRESS(ROW();2)):INDIRECT(ADDRESS(ROW();COLUMN()-4)))" office:value-type="float" office:value="56.25">
            <text:p>56.25</text:p>
          </table:table-cell>
          <table:table-cell table:formula="of:=AVERAGE(INDIRECT(ADDRESS(ROW();2)):INDIRECT(ADDRESS(ROW();COLUMN()-5)))" office:value-type="float" office:value="33.2767142857143">
            <text:p>33.2767142857</text:p>
          </table:table-cell>
          <table:table-cell table:formula="of:=STDEV(INDIRECT(ADDRESS(ROW();2)):INDIRECT(ADDRESS(ROW();COLUMN()-6)))" office:value-type="float" office:value="13.8838875315601">
            <text:p>13.88388753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39000000000004">
            <text:p>-0.2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023">
            <text:p>66.02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.333">
            <text:p>58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93.333">
            <text:p>93.333</text:p>
          </table:table-cell>
          <table:table-cell table:formula="of:=AVERAGE(INDIRECT(ADDRESS(ROW();2)):INDIRECT(ADDRESS(ROW();COLUMN()-5)))" office:value-type="float" office:value="44.0267142857143">
            <text:p>44.0267142857</text:p>
          </table:table-cell>
          <table:table-cell table:formula="of:=STDEV(INDIRECT(ADDRESS(ROW();2)):INDIRECT(ADDRESS(ROW();COLUMN()-6)))" office:value-type="float" office:value="19.133296247555">
            <text:p>19.13329624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9.333">
            <text:p>99.333</text:p>
          </table:table-cell>
          <table:table-cell office:value-type="float" office:value="35">
            <text:p>35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54.717214">
            <text:p>383479254.717214</text:p>
          </table:table-cell>
          <table:table-cell table:formula="of:=STDEV(INDIRECT(ADDRESS(ROW();2)):INDIRECT(ADDRESS(ROW();COLUMN()-6)))" office:value-type="float" office:value="1434847823.16942">
            <text:p>1434847823.169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3955">
            <text:p>-27.39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8.194">
            <text:p>118.19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3.333">
            <text:p>583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583.333">
            <text:p>583.333</text:p>
          </table:table-cell>
          <table:table-cell table:formula="of:=AVERAGE(INDIRECT(ADDRESS(ROW();2)):INDIRECT(ADDRESS(ROW();COLUMN()-5)))" office:value-type="float" office:value="81.5267142857143">
            <text:p>81.5267142857</text:p>
          </table:table-cell>
          <table:table-cell table:formula="of:=STDEV(INDIRECT(ADDRESS(ROW();2)):INDIRECT(ADDRESS(ROW();COLUMN()-6)))" office:value-type="float" office:value="145.633412092158">
            <text:p>145.63341209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.86">
            <text:p>6.86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235">
            <text:p>4.23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24">
            <text:p>2.24</text:p>
          </table:table-cell>
          <table:table-cell office:value-type="float" office:value="3.5">
            <text:p>3.5</text:p>
          </table:table-cell>
          <table:table-cell office:value-type="float" office:value="0.875">
            <text:p>0.8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875">
            <text:p>0.875</text:p>
          </table:table-cell>
          <table:table-cell table:formula="of:=MAX(INDIRECT(ADDRESS(ROW();2)):INDIRECT(ADDRESS(ROW();COLUMN()-4)))" office:value-type="float" office:value="14">
            <text:p>14</text:p>
          </table:table-cell>
          <table:table-cell table:formula="of:=AVERAGE(INDIRECT(ADDRESS(ROW();2)):INDIRECT(ADDRESS(ROW();COLUMN()-5)))" office:value-type="float" office:value="4.49285714285714">
            <text:p>4.4928571429</text:p>
          </table:table-cell>
          <table:table-cell table:formula="of:=STDEV(INDIRECT(ADDRESS(ROW();2)):INDIRECT(ADDRESS(ROW();COLUMN()-6)))" office:value-type="float" office:value="3.07910371217497">
            <text:p>3.079103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1625">
            <text:p>-0.51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855">
            <text:p>8.8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81">
            <text:p>0.081</text:p>
          </table:table-cell>
          <table:table-cell office:value-type="float" office:value="0.1">
            <text:p>0.1</text:p>
          </table:table-cell>
          <table:table-cell office:value-type="float" office:value="0.064">
            <text:p>0.064</text:p>
          </table:table-cell>
          <table:table-cell office:value-type="float" office:value="1.1">
            <text:p>1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44">
            <text:p>0.14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64">
            <text:p>0.064</text:p>
          </table:table-cell>
          <table:table-cell table:formula="of:=MAX(INDIRECT(ADDRESS(ROW();2)):INDIRECT(ADDRESS(ROW();COLUMN()-4)))" office:value-type="float" office:value="1.1">
            <text:p>1.1</text:p>
          </table:table-cell>
          <table:table-cell table:formula="of:=AVERAGE(INDIRECT(ADDRESS(ROW();2)):INDIRECT(ADDRESS(ROW();COLUMN()-5)))" office:value-type="float" office:value="0.231785714285714">
            <text:p>0.2317857143</text:p>
          </table:table-cell>
          <table:table-cell table:formula="of:=STDEV(INDIRECT(ADDRESS(ROW();2)):INDIRECT(ADDRESS(ROW();COLUMN()-6)))" office:value-type="float" office:value="0.328608295829415">
            <text:p>0.3286082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0650000000000001">
            <text:p>-0.0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42">
            <text:p>0.2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22.4">
            <text:p>22.4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5.556">
            <text:p>15.556</text:p>
          </table:table-cell>
          <table:table-cell office:value-type="float" office:value="35">
            <text:p>35</text:p>
          </table:table-cell>
          <table:table-cell office:value-type="float" office:value="0.972">
            <text:p>0.97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972">
            <text:p>0.97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37.4367142857143">
            <text:p>37.4367142857</text:p>
          </table:table-cell>
          <table:table-cell table:formula="of:=STDEV(INDIRECT(ADDRESS(ROW();2)):INDIRECT(ADDRESS(ROW();COLUMN()-6)))" office:value-type="float" office:value="24.3381701620143">
            <text:p>24.3381701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015">
            <text:p>-25.7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173">
            <text:p>90.17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.722">
            <text:p>9.72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9.722">
            <text:p>9.72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42.995">
            <text:p>42.995</text:p>
          </table:table-cell>
          <table:table-cell table:formula="of:=STDEV(INDIRECT(ADDRESS(ROW();2)):INDIRECT(ADDRESS(ROW();COLUMN()-6)))" office:value-type="float" office:value="22.6513222877742">
            <text:p>22.65132228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5125">
            <text:p>-19.25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.335">
            <text:p>107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6.8">
            <text:p>46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8.222">
            <text:p>68.222</text:p>
          </table:table-cell>
          <table:table-cell office:value-type="float" office:value="35">
            <text:p>35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38.675">
            <text:p>38.675</text:p>
          </table:table-cell>
          <table:table-cell table:formula="of:=MIN(INDIRECT(ADDRESS(ROW();2)):INDIRECT(ADDRESS(ROW();COLUMN()-3)))" office:value-type="float" office:value="12.727">
            <text:p>12.727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114.300571">
            <text:p>460175114.300571</text:p>
          </table:table-cell>
          <table:table-cell table:formula="of:=STDEV(INDIRECT(ADDRESS(ROW();2)):INDIRECT(ADDRESS(ROW();COLUMN()-6)))" office:value-type="float" office:value="1721817442.88053">
            <text:p>1721817442.880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.38325">
            <text:p>-55.3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.511">
            <text:p>155.5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7.222">
            <text:p>97.222</text:p>
          </table:table-cell>
          <table:table-cell/>
          <table:table-cell table:formula="of:=MEDIAN(INDIRECT(ADDRESS(ROW();2)):INDIRECT(ADDRESS(ROW();COLUMN()-2)))" office:value-type="float" office:value="38.675">
            <text:p>38.675</text:p>
          </table:table-cell>
          <table:table-cell table:formula="of:=MIN(INDIRECT(ADDRESS(ROW();2)):INDIRECT(ADDRESS(ROW();COLUMN()-3)))" office:value-type="float" office:value="12.727">
            <text:p>12.727</text:p>
          </table:table-cell>
          <table:table-cell table:formula="of:=MAX(INDIRECT(ADDRESS(ROW();2)):INDIRECT(ADDRESS(ROW();COLUMN()-4)))" office:value-type="float" office:value="97.222">
            <text:p>97.222</text:p>
          </table:table-cell>
          <table:table-cell table:formula="of:=AVERAGE(INDIRECT(ADDRESS(ROW();2)):INDIRECT(ADDRESS(ROW();COLUMN()-5)))" office:value-type="float" office:value="49.245">
            <text:p>49.245</text:p>
          </table:table-cell>
          <table:table-cell table:formula="of:=STDEV(INDIRECT(ADDRESS(ROW();2)):INDIRECT(ADDRESS(ROW();COLUMN()-6)))" office:value-type="float" office:value="24.7396772847555">
            <text:p>24.73967728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88325">
            <text:p>-41.8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7.511">
            <text:p>137.5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604">
            <text:p>9.604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office:value-type="float" office:value="28">
            <text:p>28</text:p>
          </table:table-cell>
          <table:table-cell office:value-type="float" office:value="6.048">
            <text:p>6.048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659">
            <text:p>4.659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1.792">
            <text:p>1.792</text:p>
          </table:table-cell>
          <table:table-cell office:value-type="float" office:value="3.5">
            <text:p>3.5</text:p>
          </table:table-cell>
          <table:table-cell office:value-type="float" office:value="0.438">
            <text:p>0.438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438">
            <text:p>0.438</text:p>
          </table:table-cell>
          <table:table-cell table:formula="of:=MAX(INDIRECT(ADDRESS(ROW();2)):INDIRECT(ADDRESS(ROW();COLUMN()-4)))" office:value-type="float" office:value="28">
            <text:p>28</text:p>
          </table:table-cell>
          <table:table-cell table:formula="of:=AVERAGE(INDIRECT(ADDRESS(ROW();2)):INDIRECT(ADDRESS(ROW();COLUMN()-5)))" office:value-type="float" office:value="5.79935714285714">
            <text:p>5.7993571429</text:p>
          </table:table-cell>
          <table:table-cell table:formula="of:=STDEV(INDIRECT(ADDRESS(ROW();2)):INDIRECT(ADDRESS(ROW();COLUMN()-6)))" office:value-type="float" office:value="6.75244345070324">
            <text:p>6.75244345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0225">
            <text:p>-3.10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303">
            <text:p>12.30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73">
            <text:p>0.073</text:p>
          </table:table-cell>
          <table:table-cell office:value-type="float" office:value="0.1">
            <text:p>0.1</text:p>
          </table:table-cell>
          <table:table-cell office:value-type="float" office:value="0.051">
            <text:p>0.051</text:p>
          </table:table-cell>
          <table:table-cell office:value-type="float" office:value="1.6">
            <text:p>1.6</text:p>
          </table:table-cell>
          <table:table-cell office:value-type="float" office:value="0.086">
            <text:p>0.086</text:p>
          </table:table-cell>
          <table:table-cell office:value-type="float" office:value="0.1">
            <text:p>0.1</text:p>
          </table:table-cell>
          <table:table-cell office:value-type="float" office:value="0.195">
            <text:p>0.19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73">
            <text:p>0.173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51">
            <text:p>0.051</text:p>
          </table:table-cell>
          <table:table-cell table:formula="of:=MAX(INDIRECT(ADDRESS(ROW();2)):INDIRECT(ADDRESS(ROW();COLUMN()-4)))" office:value-type="float" office:value="2.7">
            <text:p>2.7</text:p>
          </table:table-cell>
          <table:table-cell table:formula="of:=AVERAGE(INDIRECT(ADDRESS(ROW();2)):INDIRECT(ADDRESS(ROW();COLUMN()-5)))" office:value-type="float" office:value="0.399142857142857">
            <text:p>0.3991428571</text:p>
          </table:table-cell>
          <table:table-cell table:formula="of:=STDEV(INDIRECT(ADDRESS(ROW();2)):INDIRECT(ADDRESS(ROW();COLUMN()-6)))" office:value-type="float" office:value="0.773352825951127">
            <text:p>0.7733528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7175">
            <text:p>-0.07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29">
            <text:p>0.32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17.92">
            <text:p>17.92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0.37">
            <text:p>10.37</text:p>
          </table:table-cell>
          <table:table-cell office:value-type="float" office:value="35">
            <text:p>35</text:p>
          </table:table-cell>
          <table:table-cell office:value-type="float" office:value="0.162">
            <text:p>0.1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162">
            <text:p>0.1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4.6720714285714">
            <text:p>44.6720714286</text:p>
          </table:table-cell>
          <table:table-cell table:formula="of:=STDEV(INDIRECT(ADDRESS(ROW();2)):INDIRECT(ADDRESS(ROW();COLUMN()-6)))" office:value-type="float" office:value="39.5754957196501">
            <text:p>39.57549571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8.67025">
            <text:p>-48.67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958">
            <text:p>112.95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.62">
            <text:p>1.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.62">
            <text:p>1.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8.2784285714286">
            <text:p>48.2784285714</text:p>
          </table:table-cell>
          <table:table-cell table:formula="of:=STDEV(INDIRECT(ADDRESS(ROW();2)):INDIRECT(ADDRESS(ROW();COLUMN()-6)))" office:value-type="float" office:value="37.4648493939304">
            <text:p>37.46484939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7.84">
            <text:p>37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7.481">
            <text:p>47.481</text:p>
          </table:table-cell>
          <table:table-cell office:value-type="float" office:value="35">
            <text:p>35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36.42">
            <text:p>36.42</text:p>
          </table:table-cell>
          <table:table-cell table:formula="of:=MIN(INDIRECT(ADDRESS(ROW();2)):INDIRECT(ADDRESS(ROW();COLUMN()-3)))" office:value-type="float" office:value="17.5">
            <text:p>17.5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77.305571">
            <text:p>536870977.305571</text:p>
          </table:table-cell>
          <table:table-cell table:formula="of:=STDEV(INDIRECT(ADDRESS(ROW();2)):INDIRECT(ADDRESS(ROW();COLUMN()-6)))" office:value-type="float" office:value="2008787061.60682">
            <text:p>2008787061.606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4.328">
            <text:p>-5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4.104">
            <text:p>154.10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6.204">
            <text:p>16.204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6.204">
            <text:p>16.204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9.3201428571429">
            <text:p>49.3201428571</text:p>
          </table:table-cell>
          <table:table-cell table:formula="of:=STDEV(INDIRECT(ADDRESS(ROW();2)):INDIRECT(ADDRESS(ROW();COLUMN()-6)))" office:value-type="float" office:value="36.2507950806327">
            <text:p>36.2507950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5.333">
            <text:p>55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4.889">
            <text:p>94.889</text:p>
          </table:table-cell>
          <table:table-cell office:value-type="float" office:value="33.333">
            <text:p>33.333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55.286429">
            <text:p>383479255.286429</text:p>
          </table:table-cell>
          <table:table-cell table:formula="of:=STDEV(INDIRECT(ADDRESS(ROW();2)):INDIRECT(ADDRESS(ROW();COLUMN()-6)))" office:value-type="float" office:value="1434847823.00559">
            <text:p>1434847823.00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05625">
            <text:p>-30.0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852">
            <text:p>117.8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4.667">
            <text:p>44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5.259">
            <text:p>65.259</text:p>
          </table:table-cell>
          <table:table-cell office:value-type="float" office:value="33.333">
            <text:p>33.333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42.5">
            <text:p>42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116.511857">
            <text:p>460175116.511857</text:p>
          </table:table-cell>
          <table:table-cell table:formula="of:=STDEV(INDIRECT(ADDRESS(ROW();2)):INDIRECT(ADDRESS(ROW();COLUMN()-6)))" office:value-type="float" office:value="1721817442.24408">
            <text:p>1721817442.244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3.39025">
            <text:p>-53.3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8.964">
            <text:p>148.96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6.133">
            <text:p>36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45.506">
            <text:p>45.506</text:p>
          </table:table-cell>
          <table:table-cell office:value-type="float" office:value="33.333">
            <text:p>33.333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40.25">
            <text:p>40.2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82.673571">
            <text:p>536870982.673571</text:p>
          </table:table-cell>
          <table:table-cell table:formula="of:=STDEV(INDIRECT(ADDRESS(ROW();2)):INDIRECT(ADDRESS(ROW();COLUMN()-6)))" office:value-type="float" office:value="2008787060.0618">
            <text:p>2008787060.06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8.12025">
            <text:p>-68.12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8.604">
            <text:p>168.60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3.5">
            <text:p>33.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7.833">
            <text:p>57.833</text:p>
          </table:table-cell>
          <table:table-cell office:value-type="float" office:value="20">
            <text:p>20</text:p>
          </table:table-cell>
          <table:table-cell office:value-type="float" office:value="4294967000">
            <text:p>4294967000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294967000">
            <text:p>4294967000</text:p>
          </table:table-cell>
          <table:table-cell table:formula="of:=AVERAGE(INDIRECT(ADDRESS(ROW();2)):INDIRECT(ADDRESS(ROW();COLUMN()-5)))" office:value-type="float" office:value="306783381.356286">
            <text:p>306783381.356286</text:p>
          </table:table-cell>
          <table:table-cell table:formula="of:=STDEV(INDIRECT(ADDRESS(ROW();2)):INDIRECT(ADDRESS(ROW();COLUMN()-6)))" office:value-type="float" office:value="1147878207.42378">
            <text:p>1147878207.42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7.1">
            <text:p>27.1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0.056">
            <text:p>40.056</text:p>
          </table:table-cell>
          <table:table-cell office:value-type="float" office:value="20">
            <text:p>20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25.65">
            <text:p>25.6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40.1715">
            <text:p>383479240.1715</text:p>
          </table:table-cell>
          <table:table-cell table:formula="of:=STDEV(INDIRECT(ADDRESS(ROW();2)):INDIRECT(ADDRESS(ROW();COLUMN()-6)))" office:value-type="float" office:value="1434847827.35597">
            <text:p>1434847827.355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78125">
            <text:p>-35.7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75">
            <text:p>94.3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7142857142857">
            <text:p>10.7142857143</text:p>
          </table:table-cell>
          <table:table-cell table:formula="of:=STDEV(INDIRECT(ADDRESS(ROW();2)):INDIRECT(ADDRESS(ROW();COLUMN()-6)))" office:value-type="float" office:value="3.33809184158512">
            <text:p>3.3380918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">
            <text:p>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19.636">
            <text:p>19.636</text:p>
          </table:table-cell>
          <table:table-cell table:formula="of:=STDEV(INDIRECT(ADDRESS(ROW();2)):INDIRECT(ADDRESS(ROW();COLUMN()-6)))" office:value-type="float" office:value="6.56919863980614">
            <text:p>6.5691986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592">
            <text:p>4.59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181">
            <text:p>34.1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5.7788571428571">
            <text:p>25.7788571429</text:p>
          </table:table-cell>
          <table:table-cell table:formula="of:=STDEV(INDIRECT(ADDRESS(ROW();2)):INDIRECT(ADDRESS(ROW();COLUMN()-6)))" office:value-type="float" office:value="9.56736884380479">
            <text:p>9.56736884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9.333">
            <text:p>59.333</text:p>
          </table:table-cell>
          <table:table-cell office:value-type="float" office:value="20">
            <text:p>20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38.255071">
            <text:p>383479238.255071</text:p>
          </table:table-cell>
          <table:table-cell table:formula="of:=STDEV(INDIRECT(ADDRESS(ROW();2)):INDIRECT(ADDRESS(ROW();COLUMN()-6)))" office:value-type="float" office:value="1434847827.90755">
            <text:p>1434847827.907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2074285714286">
            <text:p>47.2074285714</text:p>
          </table:table-cell>
          <table:table-cell table:formula="of:=STDEV(INDIRECT(ADDRESS(ROW();2)):INDIRECT(ADDRESS(ROW();COLUMN()-6)))" office:value-type="float" office:value="82.8779748933188">
            <text:p>82.87797489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.6">
            <text:p>19.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12.5714285714286">
            <text:p>12.5714285714</text:p>
          </table:table-cell>
          <table:table-cell table:formula="of:=STDEV(INDIRECT(ADDRESS(ROW();2)):INDIRECT(ADDRESS(ROW();COLUMN()-6)))" office:value-type="float" office:value="8.75991118425547">
            <text:p>8.75991118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775">
            <text:p>3.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3">
            <text:p>18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1.9487142857143">
            <text:p>21.9487142857</text:p>
          </table:table-cell>
          <table:table-cell table:formula="of:=STDEV(INDIRECT(ADDRESS(ROW();2)):INDIRECT(ADDRESS(ROW();COLUMN()-6)))" office:value-type="float" office:value="11.8643161327024">
            <text:p>11.86431613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05875000000001">
            <text:p>-9.05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382">
            <text:p>52.38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1249285714286">
            <text:p>25.1249285714</text:p>
          </table:table-cell>
          <table:table-cell table:formula="of:=STDEV(INDIRECT(ADDRESS(ROW();2)):INDIRECT(ADDRESS(ROW();COLUMN()-6)))" office:value-type="float" office:value="10.5392201686717">
            <text:p>10.53922016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8">
            <text:p>-11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4">
            <text:p>62.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7.6">
            <text:p>27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1.556">
            <text:p>41.556</text:p>
          </table:table-cell>
          <table:table-cell office:value-type="float" office:value="20">
            <text:p>20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25.4335">
            <text:p>25.433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096.728072">
            <text:p>460175096.728072</text:p>
          </table:table-cell>
          <table:table-cell table:formula="of:=STDEV(INDIRECT(ADDRESS(ROW();2)):INDIRECT(ADDRESS(ROW();COLUMN()-6)))" office:value-type="float" office:value="1721817447.93824">
            <text:p>1721817447.938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30825">
            <text:p>-28.30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11">
            <text:p>84.4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8.6963571428571">
            <text:p>28.6963571429</text:p>
          </table:table-cell>
          <table:table-cell table:formula="of:=STDEV(INDIRECT(ADDRESS(ROW();2)):INDIRECT(ADDRESS(ROW();COLUMN()-6)))" office:value-type="float" office:value="11.7947603008686">
            <text:p>11.79476030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93425">
            <text:p>-23.9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8.579">
            <text:p>78.57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.44">
            <text:p>27.4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17.28">
            <text:p>17.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16.1714285714286">
            <text:p>16.1714285714</text:p>
          </table:table-cell>
          <table:table-cell table:formula="of:=STDEV(INDIRECT(ADDRESS(ROW();2)):INDIRECT(ADDRESS(ROW();COLUMN()-6)))" office:value-type="float" office:value="19.3057854449994">
            <text:p>19.3057854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025">
            <text:p>0.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3">
            <text:p>22.9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6.1152857142857">
            <text:p>26.1152857143</text:p>
          </table:table-cell>
          <table:table-cell table:formula="of:=STDEV(INDIRECT(ADDRESS(ROW();2)):INDIRECT(ADDRESS(ROW();COLUMN()-6)))" office:value-type="float" office:value="19.6880068000354">
            <text:p>19.6880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0.873">
            <text:p>-40.8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801">
            <text:p>94.80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1760714285714">
            <text:p>28.1760714286</text:p>
          </table:table-cell>
          <table:table-cell table:formula="of:=STDEV(INDIRECT(ADDRESS(ROW();2)):INDIRECT(ADDRESS(ROW();COLUMN()-6)))" office:value-type="float" office:value="18.2184453759804">
            <text:p>18.2184453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2.48">
            <text:p>22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9.704">
            <text:p>29.704</text:p>
          </table:table-cell>
          <table:table-cell office:value-type="float" office:value="20">
            <text:p>20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24.55">
            <text:p>24.5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57.252786">
            <text:p>536870957.252786</text:p>
          </table:table-cell>
          <table:table-cell table:formula="of:=STDEV(INDIRECT(ADDRESS(ROW();2)):INDIRECT(ADDRESS(ROW();COLUMN()-6)))" office:value-type="float" office:value="2008787067.37841">
            <text:p>2008787067.378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0.69525">
            <text:p>-40.69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.927">
            <text:p>100.92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7712857142857">
            <text:p>28.7712857143</text:p>
          </table:table-cell>
          <table:table-cell table:formula="of:=STDEV(INDIRECT(ADDRESS(ROW();2)):INDIRECT(ADDRESS(ROW();COLUMN()-6)))" office:value-type="float" office:value="17.3763368115668">
            <text:p>17.376336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5.39285714285714">
            <text:p>5.3928571429</text:p>
          </table:table-cell>
          <table:table-cell table:formula="of:=STDEV(INDIRECT(ADDRESS(ROW();2)):INDIRECT(ADDRESS(ROW();COLUMN()-6)))" office:value-type="float" office:value="1.6776651750455">
            <text:p>1.6776651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375">
            <text:p>2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6.667">
            <text:p>6.66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7.778">
            <text:p>7.778</text:p>
          </table:table-cell>
          <table:table-cell table:formula="of:=AVERAGE(INDIRECT(ADDRESS(ROW();2)):INDIRECT(ADDRESS(ROW();COLUMN()-5)))" office:value-type="float" office:value="5.07271428571429">
            <text:p>5.0727142857</text:p>
          </table:table-cell>
          <table:table-cell table:formula="of:=STDEV(INDIRECT(ADDRESS(ROW();2)):INDIRECT(ADDRESS(ROW();COLUMN()-6)))" office:value-type="float" office:value="1.76772484930691">
            <text:p>1.76772484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063">
            <text:p>-1.06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49325">
            <text:p>11.493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67">
            <text:p>66.667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3.333">
            <text:p>1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.778">
            <text:p>77.778</text:p>
          </table:table-cell>
          <table:table-cell table:formula="of:=AVERAGE(INDIRECT(ADDRESS(ROW();2)):INDIRECT(ADDRESS(ROW();COLUMN()-5)))" office:value-type="float" office:value="47.0127142857143">
            <text:p>47.0127142857</text:p>
          </table:table-cell>
          <table:table-cell table:formula="of:=STDEV(INDIRECT(ADDRESS(ROW();2)):INDIRECT(ADDRESS(ROW();COLUMN()-6)))" office:value-type="float" office:value="22.6594502833334">
            <text:p>22.65945028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85">
            <text:p>-10.62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92875">
            <text:p>114.92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16193000">
            <text:p>7516193000</text:p>
          </table:table-cell>
          <table:table-cell office:value-type="float" office:value="6442451000">
            <text:p>6442451000</text:p>
          </table:table-cell>
          <table:table-cell office:value-type="float" office:value="6979322000">
            <text:p>6979322000</text:p>
          </table:table-cell>
          <table:table-cell office:value-type="float" office:value="8589935000">
            <text:p>8589935000</text:p>
          </table:table-cell>
          <table:table-cell office:value-type="float" office:value="6979322000">
            <text:p>6979322000</text:p>
          </table:table-cell>
          <table:table-cell office:value-type="float" office:value="6442451000">
            <text:p>6442451000</text:p>
          </table:table-cell>
          <table:table-cell office:value-type="float" office:value="11">
            <text:p>11</text:p>
          </table:table-cell>
          <table:table-cell table:number-columns-repeated="2" office:value-type="float" office:value="6442451000">
            <text:p>6442451000</text:p>
          </table:table-cell>
          <table:table-cell office:value-type="float" office:value="5798205000">
            <text:p>5798205000</text:p>
          </table:table-cell>
          <table:table-cell office:value-type="float" office:value="6442451000">
            <text:p>6442451000</text:p>
          </table:table-cell>
          <table:table-cell office:value-type="float" office:value="22.333">
            <text:p>22.333</text:p>
          </table:table-cell>
          <table:table-cell office:value-type="float" office:value="8589935000">
            <text:p>8589935000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6442451000">
            <text:p>6442451000</text:p>
          </table:table-cell>
          <table:table-cell table:formula="of:=MIN(INDIRECT(ADDRESS(ROW();2)):INDIRECT(ADDRESS(ROW();COLUMN()-3)))" office:value-type="float" office:value="11">
            <text:p>11</text:p>
          </table:table-cell>
          <table:table-cell table:formula="of:=MAX(INDIRECT(ADDRESS(ROW();2)):INDIRECT(ADDRESS(ROW();COLUMN()-4)))" office:value-type="float" office:value="8589935000">
            <text:p>8589935000</text:p>
          </table:table-cell>
          <table:table-cell table:formula="of:=AVERAGE(INDIRECT(ADDRESS(ROW();2)):INDIRECT(ADDRESS(ROW();COLUMN()-5)))" office:value-type="float" office:value="6012954288.09522">
            <text:p>6012954288.09522</text:p>
          </table:table-cell>
          <table:table-cell table:formula="of:=STDEV(INDIRECT(ADDRESS(ROW();2)):INDIRECT(ADDRESS(ROW();COLUMN()-6)))" office:value-type="float" office:value="2673927363.1356">
            <text:p>2673927363.13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623878250">
            <text:p>362387825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200548000">
            <text:p>10200548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666.667">
            <text:p>666.667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3.333">
            <text:p>1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7.778">
            <text:p>777.778</text:p>
          </table:table-cell>
          <table:table-cell table:formula="of:=AVERAGE(INDIRECT(ADDRESS(ROW();2)):INDIRECT(ADDRESS(ROW();COLUMN()-5)))" office:value-type="float" office:value="456.412928571429">
            <text:p>456.4129285714</text:p>
          </table:table-cell>
          <table:table-cell table:formula="of:=STDEV(INDIRECT(ADDRESS(ROW();2)):INDIRECT(ADDRESS(ROW();COLUMN()-6)))" office:value-type="float" office:value="251.37139001469">
            <text:p>251.37139001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6.27975">
            <text:p>-106.27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9.28225">
            <text:p>1149.282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8">
            <text:p>9.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table:number-columns-repeated="2" office:value-type="float" office:value="5">
            <text:p>5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6.35714285714286">
            <text:p>6.3571428571</text:p>
          </table:table-cell>
          <table:table-cell table:formula="of:=STDEV(INDIRECT(ADDRESS(ROW();2)):INDIRECT(ADDRESS(ROW();COLUMN()-6)))" office:value-type="float" office:value="4.38309063521204">
            <text:p>4.38309063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87500000000001">
            <text:p>-0.2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05">
            <text:p>12.0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10.938">
            <text:p>10.938</text:p>
          </table:table-cell>
          <table:table-cell office:value-type="float" office:value="10">
            <text:p>10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12.099">
            <text:p>12.099</text:p>
          </table:table-cell>
          <table:table-cell table:formula="of:=AVERAGE(INDIRECT(ADDRESS(ROW();2)):INDIRECT(ADDRESS(ROW();COLUMN()-5)))" office:value-type="float" office:value="5.83692857142857">
            <text:p>5.8369285714</text:p>
          </table:table-cell>
          <table:table-cell table:formula="of:=STDEV(INDIRECT(ADDRESS(ROW();2)):INDIRECT(ADDRESS(ROW();COLUMN()-6)))" office:value-type="float" office:value="3.35390957779782">
            <text:p>3.3539095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15">
            <text:p>-5.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02925">
            <text:p>17.029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109.375">
            <text:p>109.375</text:p>
          </table:table-cell>
          <table:table-cell office:value-type="float" office:value="100">
            <text:p>100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6.4">
            <text:p>6.4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8.889">
            <text:p>8.889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120.988">
            <text:p>120.988</text:p>
          </table:table-cell>
          <table:table-cell table:formula="of:=AVERAGE(INDIRECT(ADDRESS(ROW();2)):INDIRECT(ADDRESS(ROW();COLUMN()-5)))" office:value-type="float" office:value="55.5877142857143">
            <text:p>55.5877142857</text:p>
          </table:table-cell>
          <table:table-cell table:formula="of:=STDEV(INDIRECT(ADDRESS(ROW();2)):INDIRECT(ADDRESS(ROW();COLUMN()-6)))" office:value-type="float" office:value="36.8586700612124">
            <text:p>36.85867006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1485">
            <text:p>-52.14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.28875">
            <text:p>170.28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589935000">
            <text:p>8589935000</text:p>
          </table:table-cell>
          <table:table-cell office:value-type="float" office:value="6442451000">
            <text:p>6442451000</text:p>
          </table:table-cell>
          <table:table-cell office:value-type="float" office:value="7516193000">
            <text:p>7516193000</text:p>
          </table:table-cell>
          <table:table-cell office:value-type="float" office:value="10737420000">
            <text:p>10737420000</text:p>
          </table:table-cell>
          <table:table-cell office:value-type="float" office:value="7516193000">
            <text:p>7516193000</text:p>
          </table:table-cell>
          <table:table-cell office:value-type="float" office:value="6442451000">
            <text:p>6442451000</text:p>
          </table:table-cell>
          <table:table-cell office:value-type="float" office:value="9.4">
            <text:p>9.4</text:p>
          </table:table-cell>
          <table:table-cell table:number-columns-repeated="2" office:value-type="float" office:value="6442451000">
            <text:p>6442451000</text:p>
          </table:table-cell>
          <table:table-cell office:value-type="float" office:value="5798205000">
            <text:p>5798205000</text:p>
          </table:table-cell>
          <table:table-cell office:value-type="float" office:value="6442451000">
            <text:p>6442451000</text:p>
          </table:table-cell>
          <table:table-cell office:value-type="float" office:value="17.889">
            <text:p>17.889</text:p>
          </table:table-cell>
          <table:table-cell office:value-type="float" office:value="10737420000">
            <text:p>10737420000</text:p>
          </table:table-cell>
          <table:table-cell office:value-type="float" office:value="8589935000">
            <text:p>8589935000</text:p>
          </table:table-cell>
          <table:table-cell/>
          <table:table-cell table:formula="of:=MEDIAN(INDIRECT(ADDRESS(ROW();2)):INDIRECT(ADDRESS(ROW();COLUMN()-2)))" office:value-type="float" office:value="6442451000">
            <text:p>6442451000</text:p>
          </table:table-cell>
          <table:table-cell table:formula="of:=MIN(INDIRECT(ADDRESS(ROW();2)):INDIRECT(ADDRESS(ROW();COLUMN()-3)))" office:value-type="float" office:value="9.4">
            <text:p>9.4</text:p>
          </table:table-cell>
          <table:table-cell table:formula="of:=MAX(INDIRECT(ADDRESS(ROW();2)):INDIRECT(ADDRESS(ROW();COLUMN()-4)))" office:value-type="float" office:value="10737420000">
            <text:p>10737420000</text:p>
          </table:table-cell>
          <table:table-cell table:formula="of:=AVERAGE(INDIRECT(ADDRESS(ROW();2)):INDIRECT(ADDRESS(ROW();COLUMN()-5)))" office:value-type="float" office:value="6549825430.52064">
            <text:p>6549825430.52064</text:p>
          </table:table-cell>
          <table:table-cell table:formula="of:=STDEV(INDIRECT(ADDRESS(ROW();2)):INDIRECT(ADDRESS(ROW();COLUMN()-6)))" office:value-type="float" office:value="3182726562.39473">
            <text:p>3182726562.394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805305500">
            <text:p>80530550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958645000">
            <text:p>13958645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1093.75">
            <text:p>1093.75</text:p>
          </table:table-cell>
          <table:table-cell office:value-type="float" office:value="1000">
            <text:p>1000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8.889">
            <text:p>8.889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6.4">
            <text:p>6.4</text:p>
          </table:table-cell>
          <table:table-cell table:formula="of:=MAX(INDIRECT(ADDRESS(ROW();2)):INDIRECT(ADDRESS(ROW();COLUMN()-4)))" office:value-type="float" office:value="1209.877">
            <text:p>1209.877</text:p>
          </table:table-cell>
          <table:table-cell table:formula="of:=AVERAGE(INDIRECT(ADDRESS(ROW();2)):INDIRECT(ADDRESS(ROW();COLUMN()-5)))" office:value-type="float" office:value="546.048571428571">
            <text:p>546.0485714286</text:p>
          </table:table-cell>
          <table:table-cell table:formula="of:=STDEV(INDIRECT(ADDRESS(ROW();2)):INDIRECT(ADDRESS(ROW();COLUMN()-6)))" office:value-type="float" office:value="382.891575351744">
            <text:p>382.8915753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1.491">
            <text:p>-521.49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2.89725">
            <text:p>1702.897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.72">
            <text:p>13.7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.64">
            <text:p>8.64</text:p>
          </table:table-cell>
          <table:table-cell table:number-columns-repeated="2" office:value-type="float" office:value="5">
            <text:p>5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625">
            <text:p>0.62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8.19285714285714">
            <text:p>8.1928571429</text:p>
          </table:table-cell>
          <table:table-cell table:formula="of:=STDEV(INDIRECT(ADDRESS(ROW();2)):INDIRECT(ADDRESS(ROW();COLUMN()-6)))" office:value-type="float" office:value="9.64225690032516">
            <text:p>9.64225690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125">
            <text:p>-2.99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655">
            <text:p>15.6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15.625">
            <text:p>15.625</text:p>
          </table:table-cell>
          <table:table-cell office:value-type="float" office:value="16">
            <text:p>1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18.82">
            <text:p>18.82</text:p>
          </table:table-cell>
          <table:table-cell table:formula="of:=AVERAGE(INDIRECT(ADDRESS(ROW();2)):INDIRECT(ADDRESS(ROW();COLUMN()-5)))" office:value-type="float" office:value="7.16657142857143">
            <text:p>7.1665714286</text:p>
          </table:table-cell>
          <table:table-cell table:formula="of:=STDEV(INDIRECT(ADDRESS(ROW();2)):INDIRECT(ADDRESS(ROW();COLUMN()-6)))" office:value-type="float" office:value="5.76204628067663">
            <text:p>5.76204628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3915">
            <text:p>-10.3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93125">
            <text:p>23.93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156.25">
            <text:p>156.25</text:p>
          </table:table-cell>
          <table:table-cell office:value-type="float" office:value="160">
            <text:p>160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5.12">
            <text:p>5.12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5.926">
            <text:p>5.926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188.203">
            <text:p>188.203</text:p>
          </table:table-cell>
          <table:table-cell table:formula="of:=AVERAGE(INDIRECT(ADDRESS(ROW();2)):INDIRECT(ADDRESS(ROW();COLUMN()-5)))" office:value-type="float" office:value="69.5687142857143">
            <text:p>69.5687142857</text:p>
          </table:table-cell>
          <table:table-cell table:formula="of:=STDEV(INDIRECT(ADDRESS(ROW();2)):INDIRECT(ADDRESS(ROW();COLUMN()-6)))" office:value-type="float" office:value="59.8049259309331">
            <text:p>59.80492593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.92475">
            <text:p>-103.9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.32375">
            <text:p>239.323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9663676000">
            <text:p>9663676000</text:p>
          </table:table-cell>
          <table:table-cell office:value-type="float" office:value="6442451000">
            <text:p>6442451000</text:p>
          </table:table-cell>
          <table:table-cell office:value-type="float" office:value="8053064000">
            <text:p>8053064000</text:p>
          </table:table-cell>
          <table:table-cell office:value-type="float" office:value="12884900000">
            <text:p>12884900000</text:p>
          </table:table-cell>
          <table:table-cell office:value-type="float" office:value="8053064000">
            <text:p>8053064000</text:p>
          </table:table-cell>
          <table:table-cell office:value-type="float" office:value="6442451000">
            <text:p>6442451000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6442451000">
            <text:p>6442451000</text:p>
          </table:table-cell>
          <table:table-cell office:value-type="float" office:value="5798205000">
            <text:p>5798205000</text:p>
          </table:table-cell>
          <table:table-cell office:value-type="float" office:value="6442451000">
            <text:p>6442451000</text:p>
          </table:table-cell>
          <table:table-cell office:value-type="float" office:value="14.926">
            <text:p>14.926</text:p>
          </table:table-cell>
          <table:table-cell office:value-type="float" office:value="12884900000">
            <text:p>12884900000</text:p>
          </table:table-cell>
          <table:table-cell office:value-type="float" office:value="9663676000">
            <text:p>9663676000</text:p>
          </table:table-cell>
          <table:table-cell/>
          <table:table-cell table:formula="of:=MEDIAN(INDIRECT(ADDRESS(ROW();2)):INDIRECT(ADDRESS(ROW();COLUMN()-2)))" office:value-type="float" office:value="6442451000">
            <text:p>6442451000</text:p>
          </table:table-cell>
          <table:table-cell table:formula="of:=MIN(INDIRECT(ADDRESS(ROW();2)):INDIRECT(ADDRESS(ROW();COLUMN()-3)))" office:value-type="float" office:value="8.12">
            <text:p>8.12</text:p>
          </table:table-cell>
          <table:table-cell table:formula="of:=MAX(INDIRECT(ADDRESS(ROW();2)):INDIRECT(ADDRESS(ROW();COLUMN()-4)))" office:value-type="float" office:value="12884900000">
            <text:p>12884900000</text:p>
          </table:table-cell>
          <table:table-cell table:formula="of:=AVERAGE(INDIRECT(ADDRESS(ROW();2)):INDIRECT(ADDRESS(ROW();COLUMN()-5)))" office:value-type="float" office:value="7086695715.93186">
            <text:p>7086695715.93186</text:p>
          </table:table-cell>
          <table:table-cell table:formula="of:=STDEV(INDIRECT(ADDRESS(ROW();2)):INDIRECT(ADDRESS(ROW();COLUMN()-6)))" office:value-type="float" office:value="3788298913.33703">
            <text:p>3788298913.337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13265000">
            <text:p>-201326500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716739000">
            <text:p>17716739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1562.5">
            <text:p>1562.5</text:p>
          </table:table-cell>
          <table:table-cell office:value-type="float" office:value="1600">
            <text:p>1600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5.12">
            <text:p>5.12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5.926">
            <text:p>5.926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1882.031">
            <text:p>1882.031</text:p>
          </table:table-cell>
          <table:table-cell table:formula="of:=AVERAGE(INDIRECT(ADDRESS(ROW();2)):INDIRECT(ADDRESS(ROW();COLUMN()-5)))" office:value-type="float" office:value="688.586428571429">
            <text:p>688.5864285714</text:p>
          </table:table-cell>
          <table:table-cell table:formula="of:=STDEV(INDIRECT(ADDRESS(ROW();2)):INDIRECT(ADDRESS(ROW();COLUMN()-6)))" office:value-type="float" office:value="606.449646225626">
            <text:p>606.44964622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9.23775">
            <text:p>-1039.23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3.22625">
            <text:p>2393.226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5.333">
            <text:p>55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4.889">
            <text:p>94.889</text:p>
          </table:table-cell>
          <table:table-cell office:value-type="float" office:value="33.333">
            <text:p>33.333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83479255.286429">
            <text:p>383479255.286429</text:p>
          </table:table-cell>
          <table:table-cell table:formula="of:=STDEV(INDIRECT(ADDRESS(ROW();2)):INDIRECT(ADDRESS(ROW();COLUMN()-6)))" office:value-type="float" office:value="1434847823.00559">
            <text:p>1434847823.00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05625">
            <text:p>-30.0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852">
            <text:p>117.8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4.667">
            <text:p>44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5.259">
            <text:p>65.259</text:p>
          </table:table-cell>
          <table:table-cell office:value-type="float" office:value="33.333">
            <text:p>33.333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42.5">
            <text:p>42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6442451000">
            <text:p>6442451000</text:p>
          </table:table-cell>
          <table:table-cell table:formula="of:=AVERAGE(INDIRECT(ADDRESS(ROW();2)):INDIRECT(ADDRESS(ROW();COLUMN()-5)))" office:value-type="float" office:value="460175116.511857">
            <text:p>460175116.511857</text:p>
          </table:table-cell>
          <table:table-cell table:formula="of:=STDEV(INDIRECT(ADDRESS(ROW();2)):INDIRECT(ADDRESS(ROW();COLUMN()-6)))" office:value-type="float" office:value="1721817442.24408">
            <text:p>1721817442.244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3.39025">
            <text:p>-53.3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8.964">
            <text:p>148.96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6.133">
            <text:p>36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45.506">
            <text:p>45.506</text:p>
          </table:table-cell>
          <table:table-cell office:value-type="float" office:value="33.333">
            <text:p>33.333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40.25">
            <text:p>40.2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82.673571">
            <text:p>536870982.673571</text:p>
          </table:table-cell>
          <table:table-cell table:formula="of:=STDEV(INDIRECT(ADDRESS(ROW();2)):INDIRECT(ADDRESS(ROW();COLUMN()-6)))" office:value-type="float" office:value="2008787060.0618">
            <text:p>2008787060.06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8.12025">
            <text:p>-68.12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8.604">
            <text:p>168.60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6">
            <text:p>0.16</text:p>
          </table:table-cell>
          <table:table-cell table:formula="of:=MAX(INDIRECT(ADDRESS(ROW();2)):INDIRECT(ADDRESS(ROW();COLUMN()-4)))" office:value-type="float" office:value="0.7">
            <text:p>0.7</text:p>
          </table:table-cell>
          <table:table-cell table:formula="of:=AVERAGE(INDIRECT(ADDRESS(ROW();2)):INDIRECT(ADDRESS(ROW();COLUMN()-5)))" office:value-type="float" office:value="0.267142857142857">
            <text:p>0.2671428571</text:p>
          </table:table-cell>
          <table:table-cell table:formula="of:=STDEV(INDIRECT(ADDRESS(ROW();2)):INDIRECT(ADDRESS(ROW();COLUMN()-6)))" office:value-type="float" office:value="0.164897570604326">
            <text:p>0.16489757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950000000000001">
            <text:p>0.0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4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2.857">
            <text:p>2.85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5.15771428571429">
            <text:p>5.1577142857</text:p>
          </table:table-cell>
          <table:table-cell table:formula="of:=STDEV(INDIRECT(ADDRESS(ROW();2)):INDIRECT(ADDRESS(ROW();COLUMN()-6)))" office:value-type="float" office:value="2.662595825031">
            <text:p>2.662595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39999999999989">
            <text:p>-0.0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3175">
            <text:p>9.431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28.571">
            <text:p>28.571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33.333">
            <text:p>3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.333">
            <text:p>8.333</text:p>
          </table:table-cell>
          <table:table-cell table:formula="of:=MAX(INDIRECT(ADDRESS(ROW();2)):INDIRECT(ADDRESS(ROW();COLUMN()-4)))" office:value-type="float" office:value="125">
            <text:p>125</text:p>
          </table:table-cell>
          <table:table-cell table:formula="of:=AVERAGE(INDIRECT(ADDRESS(ROW();2)):INDIRECT(ADDRESS(ROW();COLUMN()-5)))" office:value-type="float" office:value="51.5772857142857">
            <text:p>51.5772857143</text:p>
          </table:table-cell>
          <table:table-cell table:formula="of:=STDEV(INDIRECT(ADDRESS(ROW();2)):INDIRECT(ADDRESS(ROW();COLUMN()-6)))" office:value-type="float" office:value="26.6251713246306">
            <text:p>26.62517132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000000000008">
            <text:p>-0.34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1825">
            <text:p>94.3182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294967000">
            <text:p>4294967000</text:p>
          </table:table-cell>
          <table:table-cell office:value-type="float" office:value="3221225000">
            <text:p>3221225000</text:p>
          </table:table-cell>
          <table:table-cell office:value-type="float" office:value="3758096000">
            <text:p>3758096000</text:p>
          </table:table-cell>
          <table:table-cell office:value-type="float" office:value="5368709000">
            <text:p>5368709000</text:p>
          </table:table-cell>
          <table:table-cell office:value-type="float" office:value="3758096000">
            <text:p>3758096000</text:p>
          </table:table-cell>
          <table:table-cell table:number-columns-repeated="4" office:value-type="float" office:value="3221225000">
            <text:p>3221225000</text:p>
          </table:table-cell>
          <table:table-cell office:value-type="float" office:value="2899103000">
            <text:p>2899103000</text:p>
          </table:table-cell>
          <table:table-cell table:number-columns-repeated="2" office:value-type="float" office:value="3221225000">
            <text:p>3221225000</text:p>
          </table:table-cell>
          <table:table-cell office:value-type="float" office:value="5368709000">
            <text:p>5368709000</text:p>
          </table:table-cell>
          <table:table-cell office:value-type="float" office:value="4294967000">
            <text:p>4294967000</text:p>
          </table:table-cell>
          <table:table-cell/>
          <table:table-cell table:formula="of:=MEDIAN(INDIRECT(ADDRESS(ROW();2)):INDIRECT(ADDRESS(ROW();COLUMN()-2)))" office:value-type="float" office:value="3221225000">
            <text:p>3221225000</text:p>
          </table:table-cell>
          <table:table-cell table:formula="of:=MIN(INDIRECT(ADDRESS(ROW();2)):INDIRECT(ADDRESS(ROW();COLUMN()-3)))" office:value-type="float" office:value="2899103000">
            <text:p>2899103000</text:p>
          </table:table-cell>
          <table:table-cell table:formula="of:=MAX(INDIRECT(ADDRESS(ROW();2)):INDIRECT(ADDRESS(ROW();COLUMN()-4)))" office:value-type="float" office:value="5368709000">
            <text:p>5368709000</text:p>
          </table:table-cell>
          <table:table-cell table:formula="of:=AVERAGE(INDIRECT(ADDRESS(ROW();2)):INDIRECT(ADDRESS(ROW();COLUMN()-5)))" office:value-type="float" office:value="3735087285.71429">
            <text:p>3735087285.71429</text:p>
          </table:table-cell>
          <table:table-cell table:formula="of:=STDEV(INDIRECT(ADDRESS(ROW();2)):INDIRECT(ADDRESS(ROW();COLUMN()-6)))" office:value-type="float" office:value="809210444.640228">
            <text:p>809210444.6402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02652250">
            <text:p>40265225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79322000">
            <text:p>6979322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  <table:table-cell office:value-type="float" office:value="285.714">
            <text:p>285.714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333.333">
            <text:p>33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3.333">
            <text:p>83.333</text:p>
          </table:table-cell>
          <table:table-cell table:formula="of:=MAX(INDIRECT(ADDRESS(ROW();2)):INDIRECT(ADDRESS(ROW();COLUMN()-4)))" office:value-type="float" office:value="1250">
            <text:p>1250</text:p>
          </table:table-cell>
          <table:table-cell table:formula="of:=AVERAGE(INDIRECT(ADDRESS(ROW();2)):INDIRECT(ADDRESS(ROW();COLUMN()-5)))" office:value-type="float" office:value="515.773428571429">
            <text:p>515.7734285714</text:p>
          </table:table-cell>
          <table:table-cell table:formula="of:=STDEV(INDIRECT(ADDRESS(ROW();2)):INDIRECT(ADDRESS(ROW();COLUMN()-6)))" office:value-type="float" office:value="266.25069876332">
            <text:p>266.25069876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40900000000011">
            <text:p>-3.4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3.18175">
            <text:p>943.1817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21428571428571">
            <text:p>5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62">
            <text:p>0.162</text:p>
          </table:table-cell>
          <table:table-cell office:value-type="float" office:value="0.2">
            <text:p>0.2</text:p>
          </table:table-cell>
          <table:table-cell office:value-type="float" office:value="0.128">
            <text:p>0.128</text:p>
          </table:table-cell>
          <table:table-cell office:value-type="float" office:value="1.2">
            <text:p>1.2</text:p>
          </table:table-cell>
          <table:table-cell office:value-type="float" office:value="0.181">
            <text:p>0.181</text:p>
          </table:table-cell>
          <table:table-cell office:value-type="float" office:value="0.2">
            <text:p>0.2</text:p>
          </table:table-cell>
          <table:table-cell office:value-type="float" office:value="0.313">
            <text:p>0.31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88">
            <text:p>0.28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28">
            <text:p>0.128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0.392285714285714">
            <text:p>0.3922857143</text:p>
          </table:table-cell>
          <table:table-cell table:formula="of:=STDEV(INDIRECT(ADDRESS(ROW();2)):INDIRECT(ADDRESS(ROW();COLUMN()-6)))" office:value-type="float" office:value="0.485977908420257">
            <text:p>0.48597790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13">
            <text:p>-0.0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23.438">
            <text:p>23.438</text:p>
          </table:table-cell>
          <table:table-cell office:value-type="float" office:value="3.333">
            <text:p>3.333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3.438">
            <text:p>23.438</text:p>
          </table:table-cell>
          <table:table-cell table:formula="of:=AVERAGE(INDIRECT(ADDRESS(ROW();2)):INDIRECT(ADDRESS(ROW();COLUMN()-5)))" office:value-type="float" office:value="6.25357142857143">
            <text:p>6.2535714286</text:p>
          </table:table-cell>
          <table:table-cell table:formula="of:=STDEV(INDIRECT(ADDRESS(ROW();2)):INDIRECT(ADDRESS(ROW();COLUMN()-6)))" office:value-type="float" office:value="5.66037662125989">
            <text:p>5.66037662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2725">
            <text:p>-3.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5825">
            <text:p>12.58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234.375">
            <text:p>234.375</text:p>
          </table:table-cell>
          <table:table-cell office:value-type="float" office:value="33.333">
            <text:p>33.333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22.222">
            <text:p>22.222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234.375">
            <text:p>234.375</text:p>
          </table:table-cell>
          <table:table-cell table:formula="of:=AVERAGE(INDIRECT(ADDRESS(ROW();2)):INDIRECT(ADDRESS(ROW();COLUMN()-5)))" office:value-type="float" office:value="62.5352857142857">
            <text:p>62.5352857143</text:p>
          </table:table-cell>
          <table:table-cell table:formula="of:=STDEV(INDIRECT(ADDRESS(ROW();2)):INDIRECT(ADDRESS(ROW();COLUMN()-6)))" office:value-type="float" office:value="56.6022766577031">
            <text:p>56.6022766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717">
            <text:p>-32.7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819">
            <text:p>125.81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368709000">
            <text:p>5368709000</text:p>
          </table:table-cell>
          <table:table-cell office:value-type="float" office:value="3221225000">
            <text:p>3221225000</text:p>
          </table:table-cell>
          <table:table-cell office:value-type="float" office:value="4294967000">
            <text:p>4294967000</text:p>
          </table:table-cell>
          <table:table-cell office:value-type="float" office:value="7516193000">
            <text:p>7516193000</text:p>
          </table:table-cell>
          <table:table-cell office:value-type="float" office:value="4294967000">
            <text:p>4294967000</text:p>
          </table:table-cell>
          <table:table-cell table:number-columns-repeated="4" office:value-type="float" office:value="3221225000">
            <text:p>3221225000</text:p>
          </table:table-cell>
          <table:table-cell office:value-type="float" office:value="2899103000">
            <text:p>2899103000</text:p>
          </table:table-cell>
          <table:table-cell table:number-columns-repeated="2" office:value-type="float" office:value="3221225000">
            <text:p>3221225000</text:p>
          </table:table-cell>
          <table:table-cell office:value-type="float" office:value="7516193000">
            <text:p>7516193000</text:p>
          </table:table-cell>
          <table:table-cell office:value-type="float" office:value="5368709000">
            <text:p>5368709000</text:p>
          </table:table-cell>
          <table:table-cell/>
          <table:table-cell table:formula="of:=MEDIAN(INDIRECT(ADDRESS(ROW();2)):INDIRECT(ADDRESS(ROW();COLUMN()-2)))" office:value-type="float" office:value="3221225000">
            <text:p>3221225000</text:p>
          </table:table-cell>
          <table:table-cell table:formula="of:=MIN(INDIRECT(ADDRESS(ROW();2)):INDIRECT(ADDRESS(ROW();COLUMN()-3)))" office:value-type="float" office:value="2899103000">
            <text:p>2899103000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4271958285.71429">
            <text:p>4271958285.71429</text:p>
          </table:table-cell>
          <table:table-cell table:formula="of:=STDEV(INDIRECT(ADDRESS(ROW();2)):INDIRECT(ADDRESS(ROW();COLUMN()-6)))" office:value-type="float" office:value="1594941897.24557">
            <text:p>1594941897.245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415920500">
            <text:p>-241592050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37419000">
            <text:p>10737419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2343.75">
            <text:p>2343.75</text:p>
          </table:table-cell>
          <table:table-cell office:value-type="float" office:value="333.333">
            <text:p>333.333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222.222">
            <text:p>222.222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13.889">
            <text:p>13.889</text:p>
          </table:table-cell>
          <table:table-cell table:formula="of:=MAX(INDIRECT(ADDRESS(ROW();2)):INDIRECT(ADDRESS(ROW();COLUMN()-4)))" office:value-type="float" office:value="2343.75">
            <text:p>2343.75</text:p>
          </table:table-cell>
          <table:table-cell table:formula="of:=AVERAGE(INDIRECT(ADDRESS(ROW();2)):INDIRECT(ADDRESS(ROW();COLUMN()-5)))" office:value-type="float" office:value="625.353285714286">
            <text:p>625.3532857143</text:p>
          </table:table-cell>
          <table:table-cell table:formula="of:=STDEV(INDIRECT(ADDRESS(ROW();2)):INDIRECT(ADDRESS(ROW();COLUMN()-6)))" office:value-type="float" office:value="566.022447075192">
            <text:p>566.02244707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7.16">
            <text:p>-327.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8.1825">
            <text:p>1258.18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35714285714286">
            <text:p>7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46">
            <text:p>0.146</text:p>
          </table:table-cell>
          <table:table-cell office:value-type="float" office:value="0.2">
            <text:p>0.2</text:p>
          </table:table-cell>
          <table:table-cell office:value-type="float" office:value="0.102">
            <text:p>0.102</text:p>
          </table:table-cell>
          <table:table-cell office:value-type="float" office:value="1.7">
            <text:p>1.7</text:p>
          </table:table-cell>
          <table:table-cell office:value-type="float" office:value="0.171">
            <text:p>0.171</text:p>
          </table:table-cell>
          <table:table-cell office:value-type="float" office:value="0.2">
            <text:p>0.2</text:p>
          </table:table-cell>
          <table:table-cell office:value-type="float" office:value="0.391">
            <text:p>0.39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346">
            <text:p>0.346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02">
            <text:p>0.102</text:p>
          </table:table-cell>
          <table:table-cell table:formula="of:=MAX(INDIRECT(ADDRESS(ROW();2)):INDIRECT(ADDRESS(ROW();COLUMN()-4)))" office:value-type="float" office:value="5.4">
            <text:p>5.4</text:p>
          </table:table-cell>
          <table:table-cell table:formula="of:=AVERAGE(INDIRECT(ADDRESS(ROW();2)):INDIRECT(ADDRESS(ROW();COLUMN()-5)))" office:value-type="float" office:value="0.691142857142857">
            <text:p>0.6911428571</text:p>
          </table:table-cell>
          <table:table-cell table:formula="of:=STDEV(INDIRECT(ADDRESS(ROW();2)):INDIRECT(ADDRESS(ROW();COLUMN()-6)))" office:value-type="float" office:value="1.41379085914664">
            <text:p>1.41379085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35">
            <text:p>-0.1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658">
            <text:p>0.65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39.063">
            <text:p>39.063</text:p>
          </table:table-cell>
          <table:table-cell office:value-type="float" office:value="4.706">
            <text:p>4.70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39.063">
            <text:p>39.063</text:p>
          </table:table-cell>
          <table:table-cell table:formula="of:=AVERAGE(INDIRECT(ADDRESS(ROW();2)):INDIRECT(ADDRESS(ROW();COLUMN()-5)))" office:value-type="float" office:value="8.034">
            <text:p>8.034</text:p>
          </table:table-cell>
          <table:table-cell table:formula="of:=STDEV(INDIRECT(ADDRESS(ROW();2)):INDIRECT(ADDRESS(ROW();COLUMN()-6)))" office:value-type="float" office:value="9.98053238136046">
            <text:p>9.9805323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4475">
            <text:p>-1.74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23075">
            <text:p>12.23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390.625">
            <text:p>390.625</text:p>
          </table:table-cell>
          <table:table-cell office:value-type="float" office:value="47.059">
            <text:p>47.059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25.6">
            <text:p>25.6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4.815">
            <text:p>14.815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390.625">
            <text:p>390.625</text:p>
          </table:table-cell>
          <table:table-cell table:formula="of:=AVERAGE(INDIRECT(ADDRESS(ROW();2)):INDIRECT(ADDRESS(ROW();COLUMN()-5)))" office:value-type="float" office:value="80.3403571428571">
            <text:p>80.3403571429</text:p>
          </table:table-cell>
          <table:table-cell table:formula="of:=STDEV(INDIRECT(ADDRESS(ROW();2)):INDIRECT(ADDRESS(ROW();COLUMN()-6)))" office:value-type="float" office:value="99.8041664804763">
            <text:p>99.8041664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4515">
            <text:p>-17.4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.3105">
            <text:p>122.31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442451000">
            <text:p>6442451000</text:p>
          </table:table-cell>
          <table:table-cell office:value-type="float" office:value="3221225000">
            <text:p>3221225000</text:p>
          </table:table-cell>
          <table:table-cell office:value-type="float" office:value="4831839000">
            <text:p>4831839000</text:p>
          </table:table-cell>
          <table:table-cell office:value-type="float" office:value="9663676000">
            <text:p>9663676000</text:p>
          </table:table-cell>
          <table:table-cell office:value-type="float" office:value="4831838000">
            <text:p>4831838000</text:p>
          </table:table-cell>
          <table:table-cell table:number-columns-repeated="4" office:value-type="float" office:value="3221225000">
            <text:p>3221225000</text:p>
          </table:table-cell>
          <table:table-cell office:value-type="float" office:value="2899103000">
            <text:p>2899103000</text:p>
          </table:table-cell>
          <table:table-cell table:number-columns-repeated="2" office:value-type="float" office:value="3221225000">
            <text:p>3221225000</text:p>
          </table:table-cell>
          <table:table-cell office:value-type="float" office:value="9663676000">
            <text:p>9663676000</text:p>
          </table:table-cell>
          <table:table-cell office:value-type="float" office:value="6442451000">
            <text:p>6442451000</text:p>
          </table:table-cell>
          <table:table-cell/>
          <table:table-cell table:formula="of:=MEDIAN(INDIRECT(ADDRESS(ROW();2)):INDIRECT(ADDRESS(ROW();COLUMN()-2)))" office:value-type="float" office:value="3221225000">
            <text:p>3221225000</text:p>
          </table:table-cell>
          <table:table-cell table:formula="of:=MIN(INDIRECT(ADDRESS(ROW();2)):INDIRECT(ADDRESS(ROW();COLUMN()-3)))" office:value-type="float" office:value="2899103000">
            <text:p>2899103000</text:p>
          </table:table-cell>
          <table:table-cell table:formula="of:=MAX(INDIRECT(ADDRESS(ROW();2)):INDIRECT(ADDRESS(ROW();COLUMN()-4)))" office:value-type="float" office:value="9663676000">
            <text:p>9663676000</text:p>
          </table:table-cell>
          <table:table-cell table:formula="of:=AVERAGE(INDIRECT(ADDRESS(ROW();2)):INDIRECT(ADDRESS(ROW();COLUMN()-5)))" office:value-type="float" office:value="4808829214.28571">
            <text:p>4808829214.28571</text:p>
          </table:table-cell>
          <table:table-cell table:formula="of:=STDEV(INDIRECT(ADDRESS(ROW();2)):INDIRECT(ADDRESS(ROW();COLUMN()-6)))" office:value-type="float" office:value="2382113443.65193">
            <text:p>2382113443.651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34494000">
            <text:p>-523449400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495517000">
            <text:p>1449551700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3906.25">
            <text:p>3906.25</text:p>
          </table:table-cell>
          <table:table-cell office:value-type="float" office:value="470.588">
            <text:p>470.588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256">
            <text:p>256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48.148">
            <text:p>148.148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3906.25">
            <text:p>3906.25</text:p>
          </table:table-cell>
          <table:table-cell table:formula="of:=AVERAGE(INDIRECT(ADDRESS(ROW();2)):INDIRECT(ADDRESS(ROW();COLUMN()-5)))" office:value-type="float" office:value="803.403571428571">
            <text:p>803.4035714286</text:p>
          </table:table-cell>
          <table:table-cell table:formula="of:=STDEV(INDIRECT(ADDRESS(ROW();2)):INDIRECT(ADDRESS(ROW();COLUMN()-6)))" office:value-type="float" office:value="998.041513895529">
            <text:p>998.04151389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4.514">
            <text:p>-174.51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3.10425">
            <text:p>1223.104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office:value-type="float" office:value="4.5">
            <text:p>4.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23928571428571">
            <text:p>2.2392857143</text:p>
          </table:table-cell>
          <table:table-cell table:formula="of:=STDEV(INDIRECT(ADDRESS(ROW();2)):INDIRECT(ADDRESS(ROW();COLUMN()-6)))" office:value-type="float" office:value="1.10925799375226">
            <text:p>1.1092579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375">
            <text:p>-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">
            <text:p>6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083">
            <text:p>0.08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83">
            <text:p>0.083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5525">
            <text:p>0.5525</text:p>
          </table:table-cell>
          <table:table-cell table:formula="of:=STDEV(INDIRECT(ADDRESS(ROW();2)):INDIRECT(ADDRESS(ROW();COLUMN()-6)))" office:value-type="float" office:value="0.267636306034313">
            <text:p>0.2676363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075">
            <text:p>-0.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075">
            <text:p>1.15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333">
            <text:p>1.333</text:p>
          </table:table-cell>
          <table:table-cell table:formula="of:=AVERAGE(INDIRECT(ADDRESS(ROW();2)):INDIRECT(ADDRESS(ROW();COLUMN()-5)))" office:value-type="float" office:value="0.706071428571429">
            <text:p>0.7060714286</text:p>
          </table:table-cell>
          <table:table-cell table:formula="of:=STDEV(INDIRECT(ADDRESS(ROW();2)):INDIRECT(ADDRESS(ROW();COLUMN()-6)))" office:value-type="float" office:value="0.285313717830772">
            <text:p>0.28531371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4.333">
            <text:p>4.333</text:p>
          </table:table-cell>
          <table:table-cell office:value-type="float" office:value="0.5">
            <text:p>0.5</text:p>
          </table:table-cell>
          <table:table-cell office:value-type="float" office:value="3221225000">
            <text:p>3221225000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3221225000">
            <text:p>3221225000</text:p>
          </table:table-cell>
          <table:table-cell table:formula="of:=AVERAGE(INDIRECT(ADDRESS(ROW();2)):INDIRECT(ADDRESS(ROW();COLUMN()-5)))" office:value-type="float" office:value="230087500.932286">
            <text:p>230087500.932286</text:p>
          </table:table-cell>
          <table:table-cell table:formula="of:=STDEV(INDIRECT(ADDRESS(ROW();2)):INDIRECT(ADDRESS(ROW();COLUMN()-6)))" office:value-type="float" office:value="860908593.711019">
            <text:p>860908593.7110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125">
            <text:p>-1.4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05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8.333">
            <text:p>8.333</text:p>
          </table:table-cell>
          <table:table-cell table:formula="of:=AVERAGE(INDIRECT(ADDRESS(ROW();2)):INDIRECT(ADDRESS(ROW();COLUMN()-5)))" office:value-type="float" office:value="1.24178571428571">
            <text:p>1.2417857143</text:p>
          </table:table-cell>
          <table:table-cell table:formula="of:=STDEV(INDIRECT(ADDRESS(ROW();2)):INDIRECT(ADDRESS(ROW();COLUMN()-6)))" office:value-type="float" office:value="2.06051379621579">
            <text:p>2.06051379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24285714285714">
            <text:p>1.2428571429</text:p>
          </table:table-cell>
          <table:table-cell table:formula="of:=STDEV(INDIRECT(ADDRESS(ROW();2)):INDIRECT(ADDRESS(ROW();COLUMN()-6)))" office:value-type="float" office:value="0.373062761711517">
            <text:p>0.37306276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125">
            <text:p>-0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5">
            <text:p>2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222">
            <text:p>0.222</text:p>
          </table:table-cell>
          <table:table-cell office:value-type="float" office:value="0.5">
            <text:p>0.5</text:p>
          </table:table-cell>
          <table:table-cell office:value-type="float" office:value="0.014">
            <text:p>0.014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14">
            <text:p>0.014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696785714285714">
            <text:p>0.6967857143</text:p>
          </table:table-cell>
          <table:table-cell table:formula="of:=STDEV(INDIRECT(ADDRESS(ROW();2)):INDIRECT(ADDRESS(ROW();COLUMN()-6)))" office:value-type="float" office:value="0.589012887226316">
            <text:p>0.58901288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2225">
            <text:p>-0.52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0375">
            <text:p>1.703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0.5525">
            <text:p>0.552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776214285714286">
            <text:p>0.7762142857</text:p>
          </table:table-cell>
          <table:table-cell table:formula="of:=STDEV(INDIRECT(ADDRESS(ROW();2)):INDIRECT(ADDRESS(ROW();COLUMN()-6)))" office:value-type="float" office:value="0.550493230388255">
            <text:p>0.55049323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9875">
            <text:p>-0.59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65">
            <text:p>1.9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3.889">
            <text:p>3.889</text:p>
          </table:table-cell>
          <table:table-cell office:value-type="float" office:value="0.5">
            <text:p>0.5</text:p>
          </table:table-cell>
          <table:table-cell office:value-type="float" office:value="4294967000">
            <text:p>4294967000</text:p>
          </table:table-cell>
          <table:table-cell/>
          <table:table-cell table:formula="of:=MEDIAN(INDIRECT(ADDRESS(ROW();2)):INDIRECT(ADDRESS(ROW();COLUMN()-2)))" office:value-type="float" office:value="0.7015">
            <text:p>0.701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4294967000">
            <text:p>4294967000</text:p>
          </table:table-cell>
          <table:table-cell table:formula="of:=AVERAGE(INDIRECT(ADDRESS(ROW();2)):INDIRECT(ADDRESS(ROW();COLUMN()-5)))" office:value-type="float" office:value="306783358.194857">
            <text:p>306783358.194857</text:p>
          </table:table-cell>
          <table:table-cell table:formula="of:=STDEV(INDIRECT(ADDRESS(ROW();2)):INDIRECT(ADDRESS(ROW();COLUMN()-6)))" office:value-type="float" office:value="1147878214.09009">
            <text:p>1147878214.090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68975">
            <text:p>-2.68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3">
            <text:p>4.75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0.6225">
            <text:p>0.622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8655">
            <text:p>0.8655</text:p>
          </table:table-cell>
          <table:table-cell table:formula="of:=STDEV(INDIRECT(ADDRESS(ROW();2)):INDIRECT(ADDRESS(ROW();COLUMN()-6)))" office:value-type="float" office:value="0.54047084173823">
            <text:p>0.54047084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8925">
            <text:p>-1.38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019">
            <text:p>3.01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49285714285714">
            <text:p>1.4928571429</text:p>
          </table:table-cell>
          <table:table-cell table:formula="of:=STDEV(INDIRECT(ADDRESS(ROW();2)):INDIRECT(ADDRESS(ROW();COLUMN()-6)))" office:value-type="float" office:value="0.739505329168176">
            <text:p>0.73950532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25">
            <text:p>-1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62.333">
            <text:p>62.333</text:p>
          </table:table-cell>
          <table:table-cell office:value-type="float" office:value="20">
            <text:p>20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53.213429">
            <text:p>536870953.213429</text:p>
          </table:table-cell>
          <table:table-cell table:formula="of:=STDEV(INDIRECT(ADDRESS(ROW();2)):INDIRECT(ADDRESS(ROW();COLUMN()-6)))" office:value-type="float" office:value="2008787068.54102">
            <text:p>2008787068.541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8.6">
            <text:p>28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4.556">
            <text:p>44.556</text:p>
          </table:table-cell>
          <table:table-cell office:value-type="float" office:value="20">
            <text:p>20</text:p>
          </table:table-cell>
          <table:table-cell office:value-type="float" office:value="8589935000">
            <text:p>8589935000</text:p>
          </table:table-cell>
          <table:table-cell/>
          <table:table-cell table:formula="of:=MEDIAN(INDIRECT(ADDRESS(ROW();2)):INDIRECT(ADDRESS(ROW();COLUMN()-2)))" office:value-type="float" office:value="26.4">
            <text:p>26.4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8589935000">
            <text:p>8589935000</text:p>
          </table:table-cell>
          <table:table-cell table:formula="of:=AVERAGE(INDIRECT(ADDRESS(ROW();2)):INDIRECT(ADDRESS(ROW();COLUMN()-5)))" office:value-type="float" office:value="613566812.028643">
            <text:p>613566812.028643</text:p>
          </table:table-cell>
          <table:table-cell table:formula="of:=STDEV(INDIRECT(ADDRESS(ROW();2)):INDIRECT(ADDRESS(ROW();COLUMN()-6)))" office:value-type="float" office:value="2295756688.47321">
            <text:p>2295756688.473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78125">
            <text:p>-35.7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75">
            <text:p>94.3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3.48">
            <text:p>23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2.704">
            <text:p>32.704</text:p>
          </table:table-cell>
          <table:table-cell office:value-type="float" office:value="20">
            <text:p>20</text:p>
          </table:table-cell>
          <table:table-cell office:value-type="float" office:value="9663676000">
            <text:p>9663676000</text:p>
          </table:table-cell>
          <table:table-cell/>
          <table:table-cell table:formula="of:=MEDIAN(INDIRECT(ADDRESS(ROW();2)):INDIRECT(ADDRESS(ROW();COLUMN()-2)))" office:value-type="float" office:value="25.05">
            <text:p>25.0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9663676000">
            <text:p>9663676000</text:p>
          </table:table-cell>
          <table:table-cell table:formula="of:=AVERAGE(INDIRECT(ADDRESS(ROW();2)):INDIRECT(ADDRESS(ROW();COLUMN()-5)))" office:value-type="float" office:value="690262601.691429">
            <text:p>690262601.691429</text:p>
          </table:table-cell>
          <table:table-cell table:formula="of:=STDEV(INDIRECT(ADDRESS(ROW();2)):INDIRECT(ADDRESS(ROW();COLUMN()-6)))" office:value-type="float" office:value="2582726040.48904">
            <text:p>2582726040.489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1.30625">
            <text:p>-51.3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5.075">
            <text:p>115.0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333">
            <text:p>1.333</text:p>
          </table:table-cell>
          <table:table-cell office:value-type="float" office:value="2">
            <text:p>2</text:p>
          </table:table-cell>
          <table:table-cell office:value-type="float" office:value="0.333">
            <text:p>0.33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333">
            <text:p>0.333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12421428571429">
            <text:p>2.1242142857</text:p>
          </table:table-cell>
          <table:table-cell table:formula="of:=STDEV(INDIRECT(ADDRESS(ROW();2)):INDIRECT(ADDRESS(ROW();COLUMN()-6)))" office:value-type="float" office:value="1.03222173963748">
            <text:p>1.03222173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57999999999999">
            <text:p>0.4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19">
            <text:p>3.41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5.333">
            <text:p>5.333</text:p>
          </table:table-cell>
          <table:table-cell table:formula="of:=AVERAGE(INDIRECT(ADDRESS(ROW();2)):INDIRECT(ADDRESS(ROW();COLUMN()-5)))" office:value-type="float" office:value="2.7385">
            <text:p>2.7385</text:p>
          </table:table-cell>
          <table:table-cell table:formula="of:=STDEV(INDIRECT(ADDRESS(ROW();2)):INDIRECT(ADDRESS(ROW();COLUMN()-6)))" office:value-type="float" office:value="1.15605161915628">
            <text:p>1.1560516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4.333">
            <text:p>14.333</text:p>
          </table:table-cell>
          <table:table-cell office:value-type="float" office:value="2">
            <text:p>2</text:p>
          </table:table-cell>
          <table:table-cell office:value-type="float" office:value="7516193000">
            <text:p>7516193000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7516193000">
            <text:p>7516193000</text:p>
          </table:table-cell>
          <table:table-cell table:formula="of:=AVERAGE(INDIRECT(ADDRESS(ROW();2)):INDIRECT(ADDRESS(ROW();COLUMN()-5)))" office:value-type="float" office:value="536870931.929">
            <text:p>536870931.929</text:p>
          </table:table-cell>
          <table:table-cell table:formula="of:=STDEV(INDIRECT(ADDRESS(ROW();2)):INDIRECT(ADDRESS(ROW();COLUMN()-6)))" office:value-type="float" office:value="2008787074.6671">
            <text:p>2008787074.66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8325">
            <text:p>-5.5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111">
            <text:p>12.1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33.333">
            <text:p>33.333</text:p>
          </table:table-cell>
          <table:table-cell table:formula="of:=AVERAGE(INDIRECT(ADDRESS(ROW();2)):INDIRECT(ADDRESS(ROW();COLUMN()-5)))" office:value-type="float" office:value="4.88135714285714">
            <text:p>4.8813571429</text:p>
          </table:table-cell>
          <table:table-cell table:formula="of:=STDEV(INDIRECT(ADDRESS(ROW();2)):INDIRECT(ADDRESS(ROW();COLUMN()-6)))" office:value-type="float" office:value="8.26837443429567">
            <text:p>8.26837443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9">
            <text:p>0.889</text:p>
          </table:table-cell>
          <table:table-cell office:value-type="float" office:value="2">
            <text:p>2</text:p>
          </table:table-cell>
          <table:table-cell office:value-type="float" office:value="0.056">
            <text:p>0.05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56">
            <text:p>0.0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59671428571429">
            <text:p>2.5967142857</text:p>
          </table:table-cell>
          <table:table-cell table:formula="of:=STDEV(INDIRECT(ADDRESS(ROW();2)):INDIRECT(ADDRESS(ROW();COLUMN()-6)))" office:value-type="float" office:value="2.23908286267705">
            <text:p>2.2390828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07749999999999">
            <text:p>-0.90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4">
            <text:p>5.2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.21">
            <text:p>2.21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91435714285714">
            <text:p>2.9143571429</text:p>
          </table:table-cell>
          <table:table-cell table:formula="of:=STDEV(INDIRECT(ADDRESS(ROW();2)):INDIRECT(ADDRESS(ROW();COLUMN()-6)))" office:value-type="float" office:value="2.10756288735967">
            <text:p>2.10756288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8">
            <text:p>-1.1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24">
            <text:p>6.2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5.56">
            <text:p>5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2.556">
            <text:p>12.556</text:p>
          </table:table-cell>
          <table:table-cell office:value-type="float" office:value="2">
            <text:p>2</text:p>
          </table:table-cell>
          <table:table-cell office:value-type="float" office:value="8589935000">
            <text:p>8589935000</text:p>
          </table:table-cell>
          <table:table-cell/>
          <table:table-cell table:formula="of:=MEDIAN(INDIRECT(ADDRESS(ROW();2)):INDIRECT(ADDRESS(ROW();COLUMN()-2)))" office:value-type="float" office:value="2.5435">
            <text:p>2.5435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8589935000">
            <text:p>8589935000</text:p>
          </table:table-cell>
          <table:table-cell table:formula="of:=AVERAGE(INDIRECT(ADDRESS(ROW();2)):INDIRECT(ADDRESS(ROW();COLUMN()-5)))" office:value-type="float" office:value="613566789.446072">
            <text:p>613566789.446072</text:p>
          </table:table-cell>
          <table:table-cell table:formula="of:=STDEV(INDIRECT(ADDRESS(ROW();2)):INDIRECT(ADDRESS(ROW();COLUMN()-6)))" office:value-type="float" office:value="2295756694.97292">
            <text:p>2295756694.972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14">
            <text:p>-8.1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52">
            <text:p>15.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.49">
            <text:p>2.49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3.2715">
            <text:p>3.2715</text:p>
          </table:table-cell>
          <table:table-cell table:formula="of:=STDEV(INDIRECT(ADDRESS(ROW();2)):INDIRECT(ADDRESS(ROW();COLUMN()-6)))" office:value-type="float" office:value="2.10081287381081">
            <text:p>2.10081287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9425">
            <text:p>-2.39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59">
            <text:p>7.85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593">
            <text:p>0.593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09">
            <text:p>0.009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36485714285714">
            <text:p>3.3648571429</text:p>
          </table:table-cell>
          <table:table-cell table:formula="of:=STDEV(INDIRECT(ADDRESS(ROW();2)):INDIRECT(ADDRESS(ROW();COLUMN()-6)))" office:value-type="float" office:value="3.97793651295479">
            <text:p>3.9779365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0885">
            <text:p>-4.08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81">
            <text:p>9.4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57092857142857">
            <text:p>3.5709285714</text:p>
          </table:table-cell>
          <table:table-cell table:formula="of:=STDEV(INDIRECT(ADDRESS(ROW();2)):INDIRECT(ADDRESS(ROW();COLUMN()-6)))" office:value-type="float" office:value="3.86424966274747">
            <text:p>3.8642496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5.048">
            <text:p>5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1.37">
            <text:p>11.37</text:p>
          </table:table-cell>
          <table:table-cell office:value-type="float" office:value="2">
            <text:p>2</text:p>
          </table:table-cell>
          <table:table-cell office:value-type="float" office:value="9663676000">
            <text:p>9663676000</text:p>
          </table:table-cell>
          <table:table-cell/>
          <table:table-cell table:formula="of:=MEDIAN(INDIRECT(ADDRESS(ROW();2)):INDIRECT(ADDRESS(ROW();COLUMN()-2)))" office:value-type="float" office:value="3.331">
            <text:p>3.33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9663676000">
            <text:p>9663676000</text:p>
          </table:table-cell>
          <table:table-cell table:formula="of:=AVERAGE(INDIRECT(ADDRESS(ROW();2)):INDIRECT(ADDRESS(ROW();COLUMN()-5)))" office:value-type="float" office:value="690262575.85">
            <text:p>690262575.85</text:p>
          </table:table-cell>
          <table:table-cell table:formula="of:=STDEV(INDIRECT(ADDRESS(ROW();2)):INDIRECT(ADDRESS(ROW();COLUMN()-6)))" office:value-type="float" office:value="2582726047.92672">
            <text:p>2582726047.926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724">
            <text:p>-12.72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32">
            <text:p>21.63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63042857142857">
            <text:p>3.6304285714</text:p>
          </table:table-cell>
          <table:table-cell table:formula="of:=STDEV(INDIRECT(ADDRESS(ROW();2)):INDIRECT(ADDRESS(ROW();COLUMN()-6)))" office:value-type="float" office:value="3.81264724738167">
            <text:p>3.81264724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600">
            <text:p>60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150">
            <text:p>150</text:p>
          </table:table-cell>
          <table:table-cell table:formula="of:=MAX(INDIRECT(ADDRESS(ROW();2)):INDIRECT(ADDRESS(ROW();COLUMN()-4)))" office:value-type="float" office:value="600">
            <text:p>600</text:p>
          </table:table-cell>
          <table:table-cell table:formula="of:=AVERAGE(INDIRECT(ADDRESS(ROW();2)):INDIRECT(ADDRESS(ROW();COLUMN()-5)))" office:value-type="float" office:value="319.357142857143">
            <text:p>319.3571428571</text:p>
          </table:table-cell>
          <table:table-cell table:formula="of:=STDEV(INDIRECT(ADDRESS(ROW();2)):INDIRECT(ADDRESS(ROW();COLUMN()-6)))" office:value-type="float" office:value="100.25168875835">
            <text:p>100.25168875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1.75">
            <text:p>23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75">
            <text:p>6.7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125">
            <text:p>7.125</text:p>
          </table:table-cell>
          <table:table-cell office:value-type="float" office:value="7.5">
            <text:p>7.5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22.5">
            <text:p>22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22.5">
            <text:p>22.5</text:p>
          </table:table-cell>
          <table:table-cell table:formula="of:=AVERAGE(INDIRECT(ADDRESS(ROW();2)):INDIRECT(ADDRESS(ROW();COLUMN()-5)))" office:value-type="float" office:value="8.71428571428571">
            <text:p>8.7142857143</text:p>
          </table:table-cell>
          <table:table-cell table:formula="of:=STDEV(INDIRECT(ADDRESS(ROW();2)):INDIRECT(ADDRESS(ROW();COLUMN()-6)))" office:value-type="float" office:value="4.05622401954124">
            <text:p>4.05622401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.4375">
            <text:p>5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40">
            <text:p>40</text:p>
          </table:table-cell>
          <table:table-cell office:value-type="float" office:value="6.667">
            <text:p>6.667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6.667">
            <text:p>6.667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41.4268571428571">
            <text:p>41.4268571429</text:p>
          </table:table-cell>
          <table:table-cell table:formula="of:=STDEV(INDIRECT(ADDRESS(ROW();2)):INDIRECT(ADDRESS(ROW();COLUMN()-6)))" office:value-type="float" office:value="15.9957524595517">
            <text:p>15.99575245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9475000000002">
            <text:p>-7.69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86525">
            <text:p>90.86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.667">
            <text:p>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06.667">
            <text:p>106.667</text:p>
          </table:table-cell>
          <table:table-cell table:formula="of:=AVERAGE(INDIRECT(ADDRESS(ROW();2)):INDIRECT(ADDRESS(ROW();COLUMN()-5)))" office:value-type="float" office:value="53.7125714285714">
            <text:p>53.7125714286</text:p>
          </table:table-cell>
          <table:table-cell table:formula="of:=STDEV(INDIRECT(ADDRESS(ROW();2)):INDIRECT(ADDRESS(ROW();COLUMN()-6)))" office:value-type="float" office:value="19.8087229103913">
            <text:p>19.8087229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1063">
            <text:p>1063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3103.667">
            <text:p>3103.667</text:p>
          </table:table-cell>
          <table:table-cell office:value-type="float" office:value="40">
            <text:p>40</text:p>
          </table:table-cell>
          <table:table-cell office:value-type="float" office:value="2146410000000">
            <text:p>2146410000000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2146410000000">
            <text:p>2146410000000</text:p>
          </table:table-cell>
          <table:table-cell table:formula="of:=AVERAGE(INDIRECT(ADDRESS(ROW();2)):INDIRECT(ADDRESS(ROW();COLUMN()-5)))" office:value-type="float" office:value="153315000334.379">
            <text:p>153315000334.379</text:p>
          </table:table-cell>
          <table:table-cell table:formula="of:=STDEV(INDIRECT(ADDRESS(ROW();2)):INDIRECT(ADDRESS(ROW();COLUMN()-6)))" office:value-type="float" office:value="573652202157.006">
            <text:p>573652202157.0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.4165">
            <text:p>-55.41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7.222">
            <text:p>167.22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6.667">
            <text:p>6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666.667">
            <text:p>666.667</text:p>
          </table:table-cell>
          <table:table-cell table:formula="of:=AVERAGE(INDIRECT(ADDRESS(ROW();2)):INDIRECT(ADDRESS(ROW();COLUMN()-5)))" office:value-type="float" office:value="96.5697142857143">
            <text:p>96.5697142857</text:p>
          </table:table-cell>
          <table:table-cell table:formula="of:=STDEV(INDIRECT(ADDRESS(ROW();2)):INDIRECT(ADDRESS(ROW();COLUMN()-6)))" office:value-type="float" office:value="165.234574542436">
            <text:p>165.23457454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25">
            <text:p>999.25</text:p>
          </table:table-cell>
          <table:table-cell office:value-type="float" office:value="1000">
            <text:p>1000</text:p>
          </table:table-cell>
          <table:table-cell office:value-type="float" office:value="999.25">
            <text:p>999.2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992.114285714286">
            <text:p>992.1142857143</text:p>
          </table:table-cell>
          <table:table-cell table:formula="of:=STDEV(INDIRECT(ADDRESS(ROW();2)):INDIRECT(ADDRESS(ROW();COLUMN()-6)))" office:value-type="float" office:value="26.7737703773634">
            <text:p>26.77377037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7.6875">
            <text:p>997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0.75">
            <text:p>1000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88">
            <text:p>588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1200">
            <text:p>120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75">
            <text:p>75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373">
            <text:p>373</text:p>
          </table:table-cell>
          <table:table-cell table:formula="of:=STDEV(INDIRECT(ADDRESS(ROW();2)):INDIRECT(ADDRESS(ROW();COLUMN()-6)))" office:value-type="float" office:value="263.54447880328">
            <text:p>263.5444788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6.75">
            <text:p>15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075">
            <text:p>6.075</text:p>
          </table:table-cell>
          <table:table-cell office:value-type="float" office:value="7.5">
            <text:p>7.5</text:p>
          </table:table-cell>
          <table:table-cell office:value-type="float" office:value="4.8">
            <text:p>4.8</text:p>
          </table:table-cell>
          <table:table-cell office:value-type="float" office:value="8.5">
            <text:p>8.5</text:p>
          </table:table-cell>
          <table:table-cell office:value-type="float" office:value="6.769">
            <text:p>6.769</text:p>
          </table:table-cell>
          <table:table-cell office:value-type="float" office:value="7.5">
            <text:p>7.5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10.8">
            <text:p>10.8</text:p>
          </table:table-cell>
          <table:table-cell office:value-type="float" office:value="7.5">
            <text:p>7.5</text:p>
          </table:table-cell>
          <table:table-cell office:value-type="float" office:value="67.5">
            <text:p>67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67.5">
            <text:p>67.5</text:p>
          </table:table-cell>
          <table:table-cell table:formula="of:=AVERAGE(INDIRECT(ADDRESS(ROW();2)):INDIRECT(ADDRESS(ROW();COLUMN()-5)))" office:value-type="float" office:value="12.1009285714286">
            <text:p>12.1009285714</text:p>
          </table:table-cell>
          <table:table-cell table:formula="of:=STDEV(INDIRECT(ADDRESS(ROW();2)):INDIRECT(ADDRESS(ROW();COLUMN()-6)))" office:value-type="float" office:value="16.0378106959018">
            <text:p>16.03781069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6875">
            <text:p>4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25.6">
            <text:p>25.6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7.778">
            <text:p>17.778</text:p>
          </table:table-cell>
          <table:table-cell office:value-type="float" office:value="40">
            <text:p>40</text:p>
          </table:table-cell>
          <table:table-cell office:value-type="float" office:value="1.111">
            <text:p>1.111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1.111">
            <text:p>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49.3087857142857">
            <text:p>49.3087857143</text:p>
          </table:table-cell>
          <table:table-cell table:formula="of:=STDEV(INDIRECT(ADDRESS(ROW();2)):INDIRECT(ADDRESS(ROW();COLUMN()-6)))" office:value-type="float" office:value="34.7280123025924">
            <text:p>34.72801230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68225">
            <text:p>-39.6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51525">
            <text:p>133.51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.111">
            <text:p>11.111</text:p>
          </table:table-cell>
          <table:table-cell/>
          <table:table-cell table:formula="of:=MEDIAN(INDIRECT(ADDRESS(ROW();2)):INDIRECT(ADDRESS(ROW();COLUMN()-2)))" office:value-type="float" office:value="44.2">
            <text:p>44.2</text:p>
          </table:table-cell>
          <table:table-cell table:formula="of:=MIN(INDIRECT(ADDRESS(ROW();2)):INDIRECT(ADDRESS(ROW();COLUMN()-3)))" office:value-type="float" office:value="11.111">
            <text:p>1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55.6611428571429">
            <text:p>55.6611428571</text:p>
          </table:table-cell>
          <table:table-cell table:formula="of:=STDEV(INDIRECT(ADDRESS(ROW();2)):INDIRECT(ADDRESS(ROW();COLUMN()-6)))" office:value-type="float" office:value="31.8315026346232">
            <text:p>31.83150263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7895">
            <text:p>-30.7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386">
            <text:p>134.38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1050.2">
            <text:p>1050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3068.111">
            <text:p>3068.111</text:p>
          </table:table-cell>
          <table:table-cell office:value-type="float" office:value="40">
            <text:p>40</text:p>
          </table:table-cell>
          <table:table-cell office:value-type="float" office:value="2147484000000">
            <text:p>2147484000000</text:p>
          </table:table-cell>
          <table:table-cell/>
          <table:table-cell table:formula="of:=MEDIAN(INDIRECT(ADDRESS(ROW();2)):INDIRECT(ADDRESS(ROW();COLUMN()-2)))" office:value-type="float" office:value="55.6585">
            <text:p>55.658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2147484000000">
            <text:p>2147484000000</text:p>
          </table:table-cell>
          <table:table-cell table:formula="of:=AVERAGE(INDIRECT(ADDRESS(ROW();2)):INDIRECT(ADDRESS(ROW();COLUMN()-5)))" office:value-type="float" office:value="153391714626.01">
            <text:p>153391714626.01</text:p>
          </table:table-cell>
          <table:table-cell table:formula="of:=STDEV(INDIRECT(ADDRESS(ROW();2)):INDIRECT(ADDRESS(ROW();COLUMN()-6)))" office:value-type="float" office:value="573939240729.117">
            <text:p>573939240729.1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0.24075">
            <text:p>-230.24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0.321">
            <text:p>400.32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1.111">
            <text:p>111.111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62.804">
            <text:p>62.804</text:p>
          </table:table-cell>
          <table:table-cell table:formula="of:=STDEV(INDIRECT(ADDRESS(ROW();2)):INDIRECT(ADDRESS(ROW();COLUMN()-6)))" office:value-type="float" office:value="32.2822468405922">
            <text:p>32.28224684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867">
            <text:p>-47.8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7.156">
            <text:p>157.15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1001">
            <text:p>1001</text:p>
          </table:table-cell>
          <table:table-cell office:value-type="float" office:value="999.5">
            <text:p>999.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992.364285714286">
            <text:p>992.3642857143</text:p>
          </table:table-cell>
          <table:table-cell table:formula="of:=STDEV(INDIRECT(ADDRESS(ROW();2)):INDIRECT(ADDRESS(ROW();COLUMN()-6)))" office:value-type="float" office:value="26.8529501929664">
            <text:p>26.8529501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375">
            <text:p>996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2.5">
            <text:p>1002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lierLow" style:family="table-cell" style:parent-style-name="Default">
      <style:table-cell-properties fo:background-color="#ff0000"/>
    </style:style>
    <style:style style:name="OutlierHigh" style:family="table-cell" style:parent-style-name="Default">
      <style:table-cell-properties fo:background-color="#8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20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20:35:03.72</dc:date>
    <dc:creator>Christopher Hake</dc:creator>
    <meta:document-statistic meta:table-count="1" meta:cell-count="8532" meta:object-count="0"/>
    <meta:generator>OpenOffice/4.0.1$Win32 OpenOffice.org_project/401m5$Build-9714</meta:generator>
  </office:meta>
</office:document-meta>
</file>